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1" style:family="table">
      <style:table-properties style:width="15.3cm" style:rel-width="90%" fo:margin-top="0.3cm" fo:margin-bottom="0.3cm" table:align="center" style:writing-mode="lr-tb"/>
    </style:style>
    <style:style style:name="Tabla11.A" style:family="table-column">
      <style:table-column-properties style:column-width="2.549cm" style:rel-column-width="1445*"/>
    </style:style>
    <style:style style:name="Tabla11.B" style:family="table-column">
      <style:table-column-properties style:column-width="2.551cm" style:rel-column-width="1446*"/>
    </style:style>
    <style:style style:name="Tabla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1.A2" style:family="table-cell">
      <style:table-cell-properties fo:background-color="#dedce6" fo:padding="0cm" fo:border="none" style:writing-mode="page">
        <style:background-image/>
      </style:table-cell-properties>
    </style:style>
    <style:style style:name="Tabla11.B2" style:family="table-cell">
      <style:table-cell-properties fo:background-color="#fff5ce" style:border-line-width-left="0.028cm 0.028cm 0.028cm" style:border-line-width-bottom="0.028cm 0.028cm 0.028cm" fo:padding="0.097cm" fo:border-left="2.35pt double #000000" fo:border-right="none" fo:border-top="none" fo:border-bottom="2.35pt double #000000" style:writing-mode="page">
        <style:background-image/>
      </style:table-cell-properties>
    </style:style>
    <style:style style:name="Tabla11.C2" style:family="table-cell">
      <style:table-cell-properties fo:padding="0cm" fo:border="none" style:writing-mode="page"/>
    </style:style>
    <style:style style:name="Tabla11.D2" style:family="table-cell">
      <style:table-cell-properties fo:padding="0cm" fo:border="none" style:writing-mode="page"/>
    </style:style>
    <style:style style:name="Tabla11.E2" style:family="table-cell">
      <style:table-cell-properties fo:padding="0cm" fo:border="none" style:writing-mode="page"/>
    </style:style>
    <style:style style:name="Tabla11.F2" style:family="table-cell">
      <style:table-cell-properties fo:padding="0cm" fo:border="none" style:writing-mode="page"/>
    </style:style>
    <style:style style:name="Tabla11.A3" style:family="table-cell">
      <style:table-cell-properties fo:background-color="#dde8cb" fo:padding="0cm" fo:border="none" style:writing-mode="page">
        <style:background-image/>
      </style:table-cell-properties>
    </style:style>
    <style:style style:name="Tabla11.D3" style:family="table-cell">
      <style:table-cell-properties fo:padding="0cm" fo:border="none" style:writing-mode="page"/>
    </style:style>
    <style:style style:name="Tabla11.E3" style:family="table-cell">
      <style:table-cell-properties fo:padding="0cm" fo:border="none" style:writing-mode="page"/>
    </style:style>
    <style:style style:name="Tabla11.F3" style:family="table-cell">
      <style:table-cell-properties fo:padding="0cm" fo:border="none" style:writing-mode="page"/>
    </style:style>
    <style:style style:name="Tabla11.A4" style:family="table-cell">
      <style:table-cell-properties fo:padding="0cm" fo:border="none" style:writing-mode="page"/>
    </style:style>
    <style:style style:name="Tabla11.E4" style:family="table-cell">
      <style:table-cell-properties fo:padding="0cm" fo:border="none" style:writing-mode="page"/>
    </style:style>
    <style:style style:name="Tabla11.F4" style:family="table-cell">
      <style:table-cell-properties fo:padding="0cm" fo:border="none" style:writing-mode="page"/>
    </style:style>
    <style:style style:name="Tabla11.A5" style:family="table-cell">
      <style:table-cell-properties fo:padding="0cm" fo:border="none" style:writing-mode="page"/>
    </style:style>
    <style:style style:name="Tabla11.B5" style:family="table-cell">
      <style:table-cell-properties fo:padding="0cm" fo:border="none" style:writing-mode="page"/>
    </style:style>
    <style:style style:name="Tabla11.F5" style:family="table-cell">
      <style:table-cell-properties fo:padding="0cm" fo:border="none" style:writing-mode="page"/>
    </style:style>
    <style:style style:name="Tabla11.A6" style:family="table-cell">
      <style:table-cell-properties fo:padding="0cm" fo:border="none" style:writing-mode="page"/>
    </style:style>
    <style:style style:name="Tabla11.B6" style:family="table-cell">
      <style:table-cell-properties fo:padding="0cm" fo:border="none" style:writing-mode="page"/>
    </style:style>
    <style:style style:name="Tabla11.C6" style:family="table-cell">
      <style:table-cell-properties fo:padding="0cm" fo:border="none" style:writing-mode="page"/>
    </style:style>
    <style:style style:name="Tabla11.A7" style:family="table-cell">
      <style:table-cell-properties fo:padding="0cm" fo:border="none" style:writing-mode="page"/>
    </style:style>
    <style:style style:name="Tabla11.B7" style:family="table-cell">
      <style:table-cell-properties fo:padding="0cm" fo:border="none" style:writing-mode="page"/>
    </style:style>
    <style:style style:name="Tabla11.C7" style:family="table-cell">
      <style:table-cell-properties fo:padding="0cm" fo:border="none" style:writing-mode="page"/>
    </style:style>
    <style:style style:name="Tabla11.D7" style:family="table-cell">
      <style:table-cell-properties fo:padding="0cm" fo:border="none" style:writing-mode="page"/>
    </style:style>
    <style:style style:name="Tabla1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0" style:family="table">
      <style:table-properties style:width="13.6cm" style:rel-width="80%" fo:margin-top="0.3cm" fo:margin-bottom="0.3cm" table:align="center" style:may-break-between-rows="false" style:writing-mode="lr-tb"/>
    </style:style>
    <style:style style:name="Tabla10.A" style:family="table-column">
      <style:table-column-properties style:column-width="3.39cm" style:rel-column-width="1922*"/>
    </style:style>
    <style:style style:name="Tabla10.D" style:family="table-column">
      <style:table-column-properties style:column-width="3.429cm" style:rel-column-width="1944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0.D1" style:family="table-cell">
      <style:table-cell-properties fo:padding="0.097cm" fo:border="0.5pt solid #000000" style:writing-mode="page"/>
    </style:style>
    <style:style style:name="Tabla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2.12cm" fo:margin-top="0.3cm" fo:margin-bottom="0.3cm" table:align="center" style:may-break-between-rows="false" style:writing-mode="lr-tb"/>
    </style:style>
    <style:style style:name="Tabla1.A" style:family="table-column">
      <style:table-column-properties style:column-width="1.998cm"/>
    </style:style>
    <style:style style:name="Tabla1.B" style:family="table-column">
      <style:table-column-properties style:column-width="4.179cm"/>
    </style:style>
    <style:style style:name="Tabla1.C" style:family="table-column">
      <style:table-column-properties style:column-width="3.941cm"/>
    </style:style>
    <style:style style:name="Tabla1.D" style:family="table-column">
      <style:table-column-properties style:column-width="2.002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0.199cm" style:rel-width="60%" fo:margin-top="0.3cm" fo:margin-bottom="0.3cm" table:align="center" style:may-break-between-rows="false" style:writing-mode="lr-tb"/>
    </style:style>
    <style:style style:name="Tabla2.A" style:family="table-column">
      <style:table-column-properties style:column-width="5.099cm" style:rel-column-width="2891*"/>
    </style:style>
    <style:style style:name="Tabla2.A1" style:family="table-cell">
      <style:table-cell-properties fo:padding="0cm" fo:border="none" style:writing-mode="page"/>
    </style:style>
    <style:style style:name="Tabla2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5" style:family="table">
      <style:table-properties style:width="10.301cm" fo:margin-top="0.3cm" fo:margin-bottom="0.3cm" table:align="center" style:may-break-between-rows="false" style:writing-mode="lr-tb"/>
    </style:style>
    <style:style style:name="Tabla5.A" style:family="table-column">
      <style:table-column-properties style:column-width="5.099cm"/>
    </style:style>
    <style:style style:name="Tabla5.B" style:family="table-column">
      <style:table-column-properties style:column-width="5.202cm"/>
    </style:style>
    <style:style style:name="Tabla5.A1" style:family="table-cell">
      <style:table-cell-properties fo:padding="0cm" fo:border="none" style:writing-mode="page"/>
    </style:style>
    <style:style style:name="Tabla5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6" style:family="table">
      <style:table-properties style:width="10.301cm" fo:margin-top="0.3cm" fo:margin-bottom="0.3cm" table:align="center" style:may-break-between-rows="false" style:writing-mode="lr-tb"/>
    </style:style>
    <style:style style:name="Tabla6.A" style:family="table-column">
      <style:table-column-properties style:column-width="5.099cm"/>
    </style:style>
    <style:style style:name="Tabla6.B" style:family="table-column">
      <style:table-column-properties style:column-width="5.202cm"/>
    </style:style>
    <style:style style:name="Tabla6.A1" style:family="table-cell">
      <style:table-cell-properties fo:padding="0cm" fo:border="none" style:writing-mode="page"/>
    </style:style>
    <style:style style:name="Tabla6.A3" style:family="table-cell">
      <style:table-cell-properties fo:background-color="#f6f9d4" fo:padding="0cm" fo:border="none" style:writing-mode="page">
        <style:background-image/>
      </style:table-cell-properties>
    </style:style>
    <style:style style:name="Tabla8" style:family="table">
      <style:table-properties style:width="13.6cm" style:rel-width="80%" fo:margin-top="0.4cm" fo:margin-bottom="0.3cm" table:align="center" style:writing-mode="lr-tb"/>
    </style:style>
    <style:style style:name="Tabla8.A" style:family="table-column">
      <style:table-column-properties style:column-width="2.267cm" style:rel-column-width="1285*"/>
    </style:style>
    <style:style style:name="Tabla8.A1" style:family="table-cell">
      <style:table-cell-properties fo:padding="0.101cm" fo:border-left="0.05pt solid #808080" fo:border-right="none" fo:border-top="0.05pt solid #808080" fo:border-bottom="0.05pt solid #808080" style:writing-mode="page"/>
    </style:style>
    <style:style style:name="Tabla8.F1" style:family="table-cell">
      <style:table-cell-properties fo:padding="0.101cm" fo:border="0.05pt solid #808080" style:writing-mode="page"/>
    </style:style>
    <style:style style:name="Tabla8.A2" style:family="table-cell">
      <style:table-cell-properties fo:padding="0.101cm" fo:border-left="0.05pt solid #808080" fo:border-right="none" fo:border-top="none" fo:border-bottom="0.05pt solid #808080" style:writing-mode="page"/>
    </style:style>
    <style:style style:name="Tabla8.F2" style:family="table-cell">
      <style:table-cell-properties fo:padding="0.101cm" fo:border-left="0.05pt solid #808080" fo:border-right="0.05pt solid #808080" fo:border-top="none" fo:border-bottom="0.05pt solid #808080" style:writing-mode="page"/>
    </style:style>
    <style:style style:name="Tabla4" style:family="table">
      <style:table-properties style:width="6.802cm" style:rel-width="40%" fo:margin-top="0.3cm" fo:margin-bottom="0.3cm" table:align="center" style:may-break-between-rows="false" style:writing-mode="lr-tb"/>
    </style:style>
    <style:style style:name="Tabla4.A" style:family="table-column">
      <style:table-column-properties style:column-width="1.697cm" style:rel-column-width="962*"/>
    </style:style>
    <style:style style:name="Tabla4.B" style:family="table-column">
      <style:table-column-properties style:column-width="1.702cm" style:rel-column-width="965*"/>
    </style:style>
    <style:style style:name="Tabla4.C" style:family="table-column">
      <style:table-column-properties style:column-width="1.7cm" style:rel-column-width="964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9" style:family="table">
      <style:table-properties style:width="6.802cm" style:rel-width="40%" fo:margin-top="0.3cm" fo:margin-bottom="0.3cm" table:align="center" style:may-break-between-rows="false" style:writing-mode="lr-tb"/>
    </style:style>
    <style:style style:name="Tabla9.A" style:family="table-column">
      <style:table-column-properties style:column-width="1.356cm" style:rel-column-width="769*"/>
    </style:style>
    <style:style style:name="Tabla9.B" style:family="table-column">
      <style:table-column-properties style:column-width="1.362cm" style:rel-column-width="772*"/>
    </style:style>
    <style:style style:name="Tabla9.C" style:family="table-column">
      <style:table-column-properties style:column-width="1.36cm" style:rel-column-width="771*"/>
    </style:style>
    <style:style style:name="Tabla9.D" style:family="table-column">
      <style:table-column-properties style:column-width="1.363cm" style:rel-column-width="773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E1" style:family="table-cell">
      <style:table-cell-properties fo:padding="0.097cm" fo:border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" style:family="table">
      <style:table-properties style:width="11.899cm" style:rel-width="70%" fo:margin-top="0.3cm" fo:margin-bottom="0.3cm" table:align="center" style:may-break-between-rows="false" style:writing-mode="lr-tb"/>
    </style:style>
    <style:style style:name="Tabla3.A" style:family="table-column">
      <style:table-column-properties style:column-width="1.485cm" style:rel-column-width="842*"/>
    </style:style>
    <style:style style:name="Tabla3.B" style:family="table-column">
      <style:table-column-properties style:column-width="1.489cm" style:rel-column-width="844*"/>
    </style:style>
    <style:style style:name="Tabla3.C" style:family="table-column">
      <style:table-column-properties style:column-width="1.487cm" style:rel-column-width="843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H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7" style:family="table">
      <style:table-properties style:width="9.805cm" fo:margin-top="0.3cm" fo:margin-bottom="0.3cm" table:align="center" style:may-break-between-rows="false" style:writing-mode="lr-tb"/>
    </style:style>
    <style:style style:name="Tabla7.A" style:family="table-column">
      <style:table-column-properties style:column-width="2.268cm"/>
    </style:style>
    <style:style style:name="Tabla7.B" style:family="table-column">
      <style:table-column-properties style:column-width="2.565cm"/>
    </style:style>
    <style:style style:name="Tabla7.C" style:family="table-column">
      <style:table-column-properties style:column-width="0.139cm"/>
    </style:style>
    <style:style style:name="Tabla7.A1" style:family="table-cell">
      <style:table-cell-properties fo:padding="0cm" fo:border-left="0.05pt solid #808080" fo:border-right="none" fo:border-top="0.05pt solid #808080" fo:border-bottom="0.05pt solid #808080" style:writing-mode="page"/>
    </style:style>
    <style:style style:name="Tabla7.C1" style:family="table-cell">
      <style:table-cell-properties fo:background-color="#dddddd" fo:padding="0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7.E1" style:family="table-cell">
      <style:table-cell-properties fo:padding="0cm" fo:border="0.05pt solid #808080" style:writing-mode="page"/>
    </style:style>
    <style:style style:name="Tabla7.A2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B2" style:family="table-cell" style:data-style-name="N0">
      <style:table-cell-properties fo:background-color="#dee6ef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C2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2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2" style:family="table-cell" style:data-style-name="N0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3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4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4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5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5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6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B6" style:family="table-cell" style:data-style-name="N0">
      <style:table-cell-properties fo:background-color="#f6f9d4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C6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6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6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7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7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7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7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8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8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8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8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a7.A9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C9" style:family="table-cell">
      <style:table-cell-properties fo:background-color="#dddddd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a7.D9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a7.E9" style:family="table-cell">
      <style:table-cell-properties fo:background-color="#dddddd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Bloque_20_Matemático">
      <style:text-properties officeooo:paragraph-rsid="0021a7b6"/>
    </style:style>
    <style:style style:name="P7" style:family="paragraph" style:parent-style-name="Bloque_20_Matemático">
      <style:text-properties officeooo:paragraph-rsid="0023706f"/>
    </style:style>
    <style:style style:name="P8" style:family="paragraph" style:parent-style-name="Table_20_Heading">
      <style:text-properties officeooo:rsid="0023706f" officeooo:paragraph-rsid="0023706f"/>
    </style:style>
    <style:style style:name="P9" style:family="paragraph" style:parent-style-name="Bloque_20_Matemático">
      <style:text-properties officeooo:rsid="0023706f" officeooo:paragraph-rsid="0023706f"/>
    </style:style>
    <style:style style:name="P10" style:family="paragraph" style:parent-style-name="Bloque_20_Matemático">
      <style:text-properties officeooo:paragraph-rsid="0024940f"/>
    </style:style>
    <style:style style:name="P11" style:family="paragraph" style:parent-style-name="Bloque_20_Matemático">
      <style:text-properties officeooo:rsid="0024940f" officeooo:paragraph-rsid="0024940f"/>
    </style:style>
    <style:style style:name="P12" style:family="paragraph" style:parent-style-name="Text_20_body">
      <style:text-properties officeooo:rsid="0024940f" officeooo:paragraph-rsid="0024940f"/>
    </style:style>
    <style:style style:name="P13" style:family="paragraph" style:parent-style-name="Bloque_20_Matemático">
      <style:text-properties officeooo:rsid="0024940f" officeooo:paragraph-rsid="00430a11"/>
    </style:style>
    <style:style style:name="P14" style:family="paragraph" style:parent-style-name="Bloque_20_Matemático">
      <style:text-properties officeooo:rsid="0024ac1d" officeooo:paragraph-rsid="0024ac1d"/>
    </style:style>
    <style:style style:name="P15" style:family="paragraph" style:parent-style-name="Bloque_20_Matemático">
      <style:text-properties officeooo:rsid="0024ac1d" officeooo:paragraph-rsid="00430a11"/>
    </style:style>
    <style:style style:name="P16" style:family="paragraph" style:parent-style-name="Bloque_20_Matemático">
      <style:text-properties officeooo:paragraph-rsid="0026d9b5"/>
    </style:style>
    <style:style style:name="P17" style:family="paragraph" style:parent-style-name="Table_20_Heading">
      <style:text-properties officeooo:paragraph-rsid="0026d9b5"/>
    </style:style>
    <style:style style:name="P18" style:family="paragraph" style:parent-style-name="Bloque_20_Matemático">
      <style:text-properties officeooo:rsid="0026d9b5" officeooo:paragraph-rsid="0026d9b5"/>
    </style:style>
    <style:style style:name="P19" style:family="paragraph" style:parent-style-name="Bloque_20_Matemático">
      <style:text-properties officeooo:rsid="0026d9b5" officeooo:paragraph-rsid="00294960"/>
    </style:style>
    <style:style style:name="P20" style:family="paragraph" style:parent-style-name="Text_20_body">
      <style:text-properties officeooo:rsid="0026d9b5" officeooo:paragraph-rsid="00422097"/>
    </style:style>
    <style:style style:name="P21" style:family="paragraph" style:parent-style-name="Bloque_20_Matemático">
      <style:text-properties officeooo:rsid="00274058" officeooo:paragraph-rsid="00274058"/>
    </style:style>
    <style:style style:name="P22" style:family="paragraph" style:parent-style-name="Bloque_20_Matemático">
      <style:text-properties officeooo:paragraph-rsid="00274058"/>
    </style:style>
    <style:style style:name="P23" style:family="paragraph" style:parent-style-name="Bloque_20_Matemático">
      <style:text-properties officeooo:paragraph-rsid="00294960"/>
    </style:style>
    <style:style style:name="P24" style:family="paragraph" style:parent-style-name="Table_20_Heading">
      <style:text-properties officeooo:paragraph-rsid="00294960"/>
    </style:style>
    <style:style style:name="P25" style:family="paragraph" style:parent-style-name="Bloque_20_Matemático">
      <style:text-properties officeooo:rsid="0029cbcb" officeooo:paragraph-rsid="0029cbcb"/>
    </style:style>
    <style:style style:name="P26" style:family="paragraph" style:parent-style-name="Text_20_body">
      <style:text-properties officeooo:rsid="0029cbcb" officeooo:paragraph-rsid="005224df"/>
    </style:style>
    <style:style style:name="P27" style:family="paragraph" style:parent-style-name="Bloque_20_Matemático">
      <style:text-properties officeooo:rsid="00306eb9" officeooo:paragraph-rsid="0031509b"/>
    </style:style>
    <style:style style:name="P28" style:family="paragraph" style:parent-style-name="Text_20_body">
      <style:text-properties officeooo:rsid="00306eb9" officeooo:paragraph-rsid="00306eb9"/>
    </style:style>
    <style:style style:name="P29" style:family="paragraph" style:parent-style-name="Bloque_20_Matemático">
      <style:text-properties officeooo:rsid="0031509b" officeooo:paragraph-rsid="00430a11"/>
    </style:style>
    <style:style style:name="P30" style:family="paragraph" style:parent-style-name="Text_20_body">
      <style:text-properties officeooo:rsid="0031509b" officeooo:paragraph-rsid="0031509b"/>
    </style:style>
    <style:style style:name="P31" style:family="paragraph" style:parent-style-name="Bloque_20_Matemático">
      <style:text-properties officeooo:rsid="0031a2cf" officeooo:paragraph-rsid="0031a2cf"/>
    </style:style>
    <style:style style:name="P32" style:family="paragraph" style:parent-style-name="Text_20_body">
      <style:text-properties officeooo:rsid="0031a2cf" officeooo:paragraph-rsid="0031a2cf"/>
    </style:style>
    <style:style style:name="P33" style:family="paragraph" style:parent-style-name="Text_20_body">
      <style:text-properties officeooo:rsid="00294960" officeooo:paragraph-rsid="00294960"/>
    </style:style>
    <style:style style:name="P34" style:family="paragraph" style:parent-style-name="Text_20_body">
      <style:text-properties officeooo:rsid="002c8274" officeooo:paragraph-rsid="002c8274"/>
    </style:style>
    <style:style style:name="P35" style:family="paragraph" style:parent-style-name="Table_20_Heading">
      <style:text-properties officeooo:rsid="0021a7b6" officeooo:paragraph-rsid="0021a7b6"/>
    </style:style>
    <style:style style:name="P36" style:family="paragraph" style:parent-style-name="Text_20_body">
      <style:text-properties officeooo:rsid="000bf8ac" officeooo:paragraph-rsid="001eb9a9"/>
    </style:style>
    <style:style style:name="P37" style:family="paragraph" style:parent-style-name="Text_20_body">
      <style:text-properties officeooo:paragraph-rsid="001eb9a9"/>
    </style:style>
    <style:style style:name="P38" style:family="paragraph" style:parent-style-name="Text_20_body">
      <style:text-properties officeooo:rsid="00214ded" officeooo:paragraph-rsid="00214ded"/>
    </style:style>
    <style:style style:name="P39" style:family="paragraph" style:parent-style-name="Text_20_body">
      <style:text-properties officeooo:rsid="002aea4c" officeooo:paragraph-rsid="002aea4c"/>
    </style:style>
    <style:style style:name="P40" style:family="paragraph" style:parent-style-name="Bloque_20_Matemático">
      <style:text-properties officeooo:paragraph-rsid="00422097"/>
    </style:style>
    <style:style style:name="P41" style:family="paragraph" style:parent-style-name="Bloque_20_Matemático">
      <style:text-properties officeooo:paragraph-rsid="00430a11"/>
    </style:style>
    <style:style style:name="P42" style:family="paragraph" style:parent-style-name="Bloque_20_Matemático">
      <style:text-properties officeooo:rsid="00430a11" officeooo:paragraph-rsid="00430a11"/>
    </style:style>
    <style:style style:name="P43" style:family="paragraph" style:parent-style-name="Text_20_body">
      <style:text-properties officeooo:rsid="003f15f6" officeooo:paragraph-rsid="00422097"/>
    </style:style>
    <style:style style:name="P44" style:family="paragraph" style:parent-style-name="Text_20_body">
      <style:text-properties officeooo:rsid="002b7521" officeooo:paragraph-rsid="002b7521"/>
    </style:style>
    <style:style style:name="P45" style:family="paragraph" style:parent-style-name="Text_20_body">
      <style:text-properties officeooo:paragraph-rsid="0024ac1d"/>
    </style:style>
    <style:style style:name="P46" style:family="paragraph" style:parent-style-name="Text_20_body">
      <style:text-properties officeooo:paragraph-rsid="0046199a"/>
    </style:style>
    <style:style style:name="P47" style:family="paragraph" style:parent-style-name="Amplificada">
      <style:text-properties officeooo:rsid="004912fc" officeooo:paragraph-rsid="004912fc"/>
    </style:style>
    <style:style style:name="P48" style:family="paragraph" style:parent-style-name="Text_20_body">
      <style:text-properties officeooo:rsid="004912fc" officeooo:paragraph-rsid="004912fc"/>
    </style:style>
    <style:style style:name="P49" style:family="paragraph" style:parent-style-name="Bloque_20_Matemático">
      <style:text-properties officeooo:paragraph-rsid="004912fc"/>
    </style:style>
    <style:style style:name="P50" style:family="paragraph" style:parent-style-name="Table_20_Heading">
      <style:text-properties officeooo:paragraph-rsid="004912fc"/>
    </style:style>
    <style:style style:name="P51" style:family="paragraph" style:parent-style-name="Bloque_20_Matemático">
      <style:text-properties officeooo:rsid="004d4fe1" officeooo:paragraph-rsid="004d4fe1"/>
    </style:style>
    <style:style style:name="P52" style:family="paragraph" style:parent-style-name="Bloque_20_Matemático">
      <style:text-properties officeooo:rsid="00524f64" officeooo:paragraph-rsid="00524f64"/>
    </style:style>
    <style:style style:name="P53" style:family="paragraph" style:parent-style-name="Bloque_20_Matemático">
      <style:text-properties officeooo:rsid="00524f64" officeooo:paragraph-rsid="0054303f"/>
    </style:style>
    <style:style style:name="P54" style:family="paragraph" style:parent-style-name="Bloque_20_Matemático">
      <style:text-properties officeooo:rsid="0054303f" officeooo:paragraph-rsid="0054303f"/>
    </style:style>
    <style:style style:name="P55" style:family="paragraph" style:parent-style-name="Text_20_body">
      <style:text-properties officeooo:rsid="0054303f" officeooo:paragraph-rsid="0054303f"/>
    </style:style>
    <style:style style:name="P56" style:family="paragraph" style:parent-style-name="Bloque_20_Matemático">
      <style:text-properties officeooo:rsid="0055ca7f" officeooo:paragraph-rsid="0055ca7f"/>
    </style:style>
    <style:style style:name="P57" style:family="paragraph" style:parent-style-name="Text_20_body">
      <style:text-properties officeooo:rsid="0055ca7f" officeooo:paragraph-rsid="0055ca7f"/>
    </style:style>
    <style:style style:name="P58" style:family="paragraph" style:parent-style-name="Bloque_20_Matemático">
      <style:text-properties officeooo:rsid="005a239a" officeooo:paragraph-rsid="005a239a"/>
    </style:style>
    <style:style style:name="P59" style:family="paragraph" style:parent-style-name="Text_20_body">
      <style:text-properties officeooo:rsid="005eb066" officeooo:paragraph-rsid="005eb066"/>
    </style:style>
    <style:style style:name="P60" style:family="paragraph" style:parent-style-name="Text_20_body">
      <style:text-properties officeooo:paragraph-rsid="0031509b"/>
    </style:style>
    <style:style style:name="P61" style:family="paragraph" style:parent-style-name="Text_20_body">
      <style:text-properties officeooo:rsid="0048109c" officeooo:paragraph-rsid="0048109c"/>
    </style:style>
    <style:style style:name="P62" style:family="paragraph" style:parent-style-name="Text_20_body">
      <style:text-properties officeooo:rsid="0048109c" officeooo:paragraph-rsid="004a8e27"/>
    </style:style>
    <style:style style:name="P63" style:family="paragraph" style:parent-style-name="Text_20_body">
      <style:text-properties officeooo:paragraph-rsid="0048109c"/>
    </style:style>
    <style:style style:name="P64" style:family="paragraph" style:parent-style-name="Text_20_body">
      <style:text-properties officeooo:rsid="0023b9fd" officeooo:paragraph-rsid="005068b1"/>
    </style:style>
    <style:style style:name="P65" style:family="paragraph" style:parent-style-name="Text_20_body">
      <style:text-properties officeooo:rsid="005224df" officeooo:paragraph-rsid="005224df"/>
    </style:style>
    <style:style style:name="P66" style:family="paragraph" style:parent-style-name="Text_20_body">
      <style:text-properties officeooo:paragraph-rsid="005224df"/>
    </style:style>
    <style:style style:name="P67" style:family="paragraph" style:parent-style-name="Text_20_body">
      <style:text-properties officeooo:paragraph-rsid="00524f64"/>
    </style:style>
    <style:style style:name="P68" style:family="paragraph" style:parent-style-name="Text_20_body">
      <style:text-properties officeooo:paragraph-rsid="005eb066"/>
    </style:style>
    <style:style style:name="P69" style:family="paragraph" style:parent-style-name="Text_20_body">
      <style:text-properties officeooo:rsid="005f2b7f" officeooo:paragraph-rsid="005f2b7f"/>
    </style:style>
    <style:style style:name="P70" style:family="paragraph" style:parent-style-name="Footer">
      <style:text-properties officeooo:rsid="002ec0d7" officeooo:paragraph-rsid="006087f3"/>
    </style:style>
    <style:style style:name="P71" style:family="paragraph" style:parent-style-name="Heading_20_1">
      <style:text-properties officeooo:rsid="005eb066" officeooo:paragraph-rsid="005eb066"/>
    </style:style>
    <style:style style:name="P72" style:family="paragraph" style:parent-style-name="Heading_20_1">
      <style:text-properties officeooo:paragraph-rsid="0040a94a"/>
    </style:style>
    <style:style style:name="P73" style:family="paragraph" style:parent-style-name="Heading_20_1">
      <style:text-properties officeooo:rsid="00306eb9" officeooo:paragraph-rsid="00306eb9"/>
    </style:style>
    <style:style style:name="P74" style:family="paragraph" style:parent-style-name="Heading_20_1">
      <style:paragraph-properties fo:break-before="page"/>
      <style:text-properties officeooo:rsid="004912fc" officeooo:paragraph-rsid="004912fc"/>
    </style:style>
    <style:style style:name="P75" style:family="paragraph" style:parent-style-name="Heading_20_2">
      <style:text-properties officeooo:paragraph-rsid="0054303f"/>
    </style:style>
    <style:style style:name="P76" style:family="paragraph" style:parent-style-name="Heading_20_2">
      <style:text-properties officeooo:rsid="00294960" officeooo:paragraph-rsid="00294960"/>
    </style:style>
    <style:style style:name="P77" style:family="paragraph" style:parent-style-name="Heading_20_2">
      <style:text-properties officeooo:rsid="00306eb9" officeooo:paragraph-rsid="004947aa"/>
    </style:style>
    <style:style style:name="P78" style:family="paragraph" style:parent-style-name="Heading_20_2">
      <style:text-properties officeooo:paragraph-rsid="0031a2cf"/>
    </style:style>
    <style:style style:name="P79" style:family="paragraph" style:parent-style-name="Heading_20_2">
      <style:text-properties officeooo:rsid="0024ac1d" officeooo:paragraph-rsid="00294960"/>
    </style:style>
    <style:style style:name="P80" style:family="paragraph" style:parent-style-name="Heading_20_2">
      <style:paragraph-properties fo:break-before="page"/>
      <style:text-properties officeooo:paragraph-rsid="004947aa"/>
    </style:style>
    <style:style style:name="P81" style:family="paragraph" style:parent-style-name="Heading_20_3">
      <style:text-properties officeooo:rsid="00294960" officeooo:paragraph-rsid="00294960"/>
    </style:style>
    <style:style style:name="P82" style:family="paragraph" style:parent-style-name="Heading_20_3">
      <style:text-properties officeooo:paragraph-rsid="00422097"/>
    </style:style>
    <style:style style:name="P83" style:family="paragraph" style:parent-style-name="Heading_20_3">
      <style:text-properties officeooo:paragraph-rsid="00430a11"/>
    </style:style>
    <style:style style:name="P84" style:family="paragraph" style:parent-style-name="Text_20_body">
      <style:text-properties officeooo:rsid="004b5621" officeooo:paragraph-rsid="004d4fe1"/>
    </style:style>
    <style:style style:name="P85" style:family="paragraph" style:parent-style-name="Viñeta_20_punto">
      <style:text-properties officeooo:paragraph-rsid="001eb9a9"/>
    </style:style>
    <style:style style:name="P86" style:family="paragraph">
      <style:paragraph-properties fo:text-align="center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87474"/>
    </style:style>
    <style:style style:name="T11" style:family="text">
      <style:text-properties officeooo:rsid="000a5924"/>
    </style:style>
    <style:style style:name="T12" style:family="text">
      <style:text-properties officeooo:rsid="000dada0"/>
    </style:style>
    <style:style style:name="T13" style:family="text">
      <style:text-properties officeooo:rsid="000bf8ac"/>
    </style:style>
    <style:style style:name="T14" style:family="text">
      <style:text-properties officeooo:rsid="00200386"/>
    </style:style>
    <style:style style:name="T15" style:family="text">
      <style:text-properties officeooo:rsid="0021a7b6"/>
    </style:style>
    <style:style style:name="T16" style:family="text">
      <style:text-properties officeooo:rsid="0023706f"/>
    </style:style>
    <style:style style:name="T17" style:family="text">
      <style:text-properties officeooo:rsid="0024940f"/>
    </style:style>
    <style:style style:name="T18" style:family="text">
      <style:text-properties officeooo:rsid="0024ac1d"/>
    </style:style>
    <style:style style:name="T19" style:family="text">
      <style:text-properties officeooo:rsid="0024eb06"/>
    </style:style>
    <style:style style:name="T20" style:family="text">
      <style:text-properties officeooo:rsid="0026d9b5"/>
    </style:style>
    <style:style style:name="T21" style:family="text">
      <style:text-properties officeooo:rsid="00274058"/>
    </style:style>
    <style:style style:name="T22" style:family="text">
      <style:text-properties officeooo:rsid="00294960"/>
    </style:style>
    <style:style style:name="T23" style:family="text">
      <style:text-properties officeooo:rsid="0029cbcb"/>
    </style:style>
    <style:style style:name="T24" style:family="text">
      <style:text-properties officeooo:rsid="002aea4c"/>
    </style:style>
    <style:style style:name="T25" style:family="text">
      <style:text-properties officeooo:rsid="002b4ab3"/>
    </style:style>
    <style:style style:name="T26" style:family="text">
      <style:text-properties officeooo:rsid="002b7521"/>
    </style:style>
    <style:style style:name="T27" style:family="text">
      <style:text-properties officeooo:rsid="002db6bd"/>
    </style:style>
    <style:style style:name="T28" style:family="text">
      <style:text-properties officeooo:rsid="00306eb9"/>
    </style:style>
    <style:style style:name="T29" style:family="text">
      <style:text-properties officeooo:rsid="0031509b"/>
    </style:style>
    <style:style style:name="T30" style:family="text">
      <style:text-properties officeooo:rsid="0031a2cf"/>
    </style:style>
    <style:style style:name="T31" style:family="text">
      <style:text-properties officeooo:rsid="0033f736"/>
    </style:style>
    <style:style style:name="T32" style:family="text">
      <style:text-properties officeooo:rsid="0034bdcd"/>
    </style:style>
    <style:style style:name="T33" style:family="text">
      <style:text-properties officeooo:rsid="00396cd8"/>
    </style:style>
    <style:style style:name="T34" style:family="text">
      <style:text-properties officeooo:rsid="003ac154"/>
    </style:style>
    <style:style style:name="T35" style:family="text">
      <style:text-properties officeooo:rsid="003f15f6"/>
    </style:style>
    <style:style style:name="T36" style:family="text">
      <style:text-properties fo:background-color="#ffdbb6" loext:char-shading-value="0"/>
    </style:style>
    <style:style style:name="T37" style:family="text">
      <style:text-properties fo:background-color="#f7d1d5" loext:char-shading-value="0"/>
    </style:style>
    <style:style style:name="T38" style:family="text">
      <style:text-properties fo:background-color="#dee6ef" loext:char-shading-value="0"/>
    </style:style>
    <style:style style:name="T39" style:family="text">
      <style:text-properties fo:background-color="#dde8cb" loext:char-shading-value="0"/>
    </style:style>
    <style:style style:name="T40" style:family="text">
      <style:text-properties officeooo:rsid="0026d9b5" fo:background-color="transparent" loext:char-shading-value="0"/>
    </style:style>
    <style:style style:name="T41" style:family="text">
      <style:text-properties officeooo:rsid="00422097"/>
    </style:style>
    <style:style style:name="T42" style:family="text">
      <style:text-properties fo:background-color="#fff5ce" loext:char-shading-value="0"/>
    </style:style>
    <style:style style:name="T43" style:family="text">
      <style:text-properties fo:background-color="#e0c2cd" loext:char-shading-value="0"/>
    </style:style>
    <style:style style:name="T44" style:family="text">
      <style:text-properties fo:background-color="#f6f9d4" loext:char-shading-value="0"/>
    </style:style>
    <style:style style:name="T45" style:family="text">
      <style:text-properties officeooo:rsid="0031509b" fo:background-color="#f6f9d4" loext:char-shading-value="0"/>
    </style:style>
    <style:style style:name="T46" style:family="text">
      <style:text-properties fo:background-color="#b4c7dc" loext:char-shading-value="0"/>
    </style:style>
    <style:style style:name="T47" style:family="text">
      <style:text-properties style:font-name="Century" fo:font-size="13pt" style:font-size-asian="10.5pt"/>
    </style:style>
    <style:style style:name="T48" style:family="text">
      <style:text-properties officeooo:rsid="00430a11"/>
    </style:style>
    <style:style style:name="T49" style:family="text">
      <style:text-properties fo:background-color="#ffa6a6" loext:char-shading-value="0"/>
    </style:style>
    <style:style style:name="T50" style:family="text">
      <style:text-properties officeooo:rsid="0046199a"/>
    </style:style>
    <style:style style:name="T51" style:family="text">
      <style:text-properties officeooo:rsid="0048109c"/>
    </style:style>
    <style:style style:name="T52" style:family="text">
      <style:text-properties officeooo:rsid="004947aa"/>
    </style:style>
    <style:style style:name="T53" style:family="text">
      <style:text-properties officeooo:rsid="004a8e27"/>
    </style:style>
    <style:style style:name="T54" style:family="text">
      <style:text-properties officeooo:rsid="004b5621"/>
    </style:style>
    <style:style style:name="T55" style:family="text">
      <style:text-properties officeooo:rsid="005061d6"/>
    </style:style>
    <style:style style:name="T56" style:family="text">
      <style:text-properties officeooo:rsid="005068b1"/>
    </style:style>
    <style:style style:name="T57" style:family="text">
      <style:text-properties officeooo:rsid="005224df"/>
    </style:style>
    <style:style style:name="T58" style:family="text">
      <style:text-properties officeooo:rsid="0054303f"/>
    </style:style>
    <style:style style:name="T59" style:family="text">
      <style:text-properties officeooo:rsid="0055ca7f"/>
    </style:style>
    <style:style style:name="T60" style:family="text">
      <style:text-properties officeooo:rsid="005eb066"/>
    </style:style>
    <style:style style:name="T61" style:family="text">
      <style:text-properties officeooo:rsid="00600393"/>
    </style:style>
    <style:style style:name="T62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s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svg:stroke-width="0.199cm" svg:stroke-color="#bf0041" draw:marker-start="Square" draw:marker-start-width="0.499cm" draw:marker-end="Arrow" draw:marker-end-width="0.6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Codificación de la información</text:h>
      <text:p text:style-name="P68">Como vimos hasta ahora, los sistemas informáticos trabajan con información, y los usuarios de esos sistemas informáticos deben proporcionar datos o información de entrada, para que luego del procesamiento, el sistema proporcione una salida con los resultados.</text:p>
      <text:p text:style-name="P68">Mucha de la información disponible en el mundo real, por lo general se encuentra en formato analógico y algunos ejemplos son: el sonido de nuestra voz, o la luz que emite un rayo. Sin embargo, los sistemas computacionales digitales procesan la información en formato digital.</text:p>
      <text:p text:style-name="P68">La computadora es un dispositivo electrónico o máquina digital, que utiliza la electricidad para codificar y decodificar los datos en un determinado sistema de representación numérica.</text:p>
      <text:p text:style-name="P68">En el nivel más bajo asociado a la electrónica de la computadora, lo único que esta puede registrar es el paso o no de electricidad. Es decir que el sistema de representación que se requiere para representar un dato en ese nivel sólo necesita dos (2) valores posibles: uno para representar que Sí pasa corriente, y otro para representar que No pasa corriente. </text:p>
      <text:p text:style-name="P59">Esta diferencia en la magnitud de la información requiere de conversiones matemáticas, y aunque podemos codificar cualquier magnitud con solo dos valores, esta ofrece una menor densidad de información por símbolo, pero eso es tema para más adelante.</text:p>
      <text:h text:style-name="Heading_20_1" text:outline-level="1">Conversiones de base </text:h>
      <text:p text:style-name="P68">Un sistema de numeración posicional es el conjunto de símbolos y reglas que se utilizan para la representación de cantidades. En ellos existe un elemento característico que define el sistema y se denomina “base”, siendo esta el número de símbolos que se emplean para la representación. (Arquitectura-de-Computadoras-Quiroga_Color.pdf, s. f.) (Olvera et al., 2014) </text:p>
      <text:h text:style-name="P75" text:outline-level="2">C<text:span text:style-name="T58">onversión de </text:span><text:span text:style-name="T25">base₁₀ </text:span><text:span text:style-name="T58">a base₂</text:span></text:h>
      <text:p text:style-name="P55">La conversión a base₂ consiste en la sucesiva obtención de los restos de la división por 2 del valor base₁₀ que deseamos convertir.</text:p>
      <text:p text:style-name="P57">En verde, los restos, en azul los dividendos y en amarillo divisores, los cocientes de cada paso, son el dividendo del paso siguiente.</text:p>
      <table:table table:name="Tabla11" table:style-name="Tabla11">
        <table:table-column table:style-name="Tabla11.A"/>
        <table:table-column table:style-name="Tabla11.B" table:number-columns-repeated="2"/>
        <table:table-column table:style-name="Tabla11.A"/>
        <table:table-column table:style-name="Tabla11.B" table:number-columns-repeated="2"/>
        <text:soft-page-break/>
        <table:table-row table:style-name="TableLine1900344708096">
          <table:table-cell table:style-name="Tabla11.A1" table:number-columns-spanned="6" office:value-type="string">
            <text:p text:style-name="Bloque_20_Matemático">25₁₀<text:span text:style-name="T61"> </text:span>a base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00344704928">
          <table:table-cell table:style-name="Tabla11.A2" office:value-type="string">
            <text:p text:style-name="P54">25</text:p>
          </table:table-cell>
          <table:table-cell table:style-name="Tabla11.B2" office:value-type="string">
            <text:p text:style-name="P54">2</text:p>
          </table:table-cell>
          <table:table-cell table:style-name="Tabla11.C2" office:value-type="string">
            <text:p text:style-name="Bloque_20_Matemático"/>
          </table:table-cell>
          <table:table-cell table:style-name="Tabla11.D2" office:value-type="string">
            <text:p text:style-name="Bloque_20_Matemático"/>
          </table:table-cell>
          <table:table-cell table:style-name="Tabla11.E2" office:value-type="string">
            <text:p text:style-name="Bloque_20_Matemático"/>
          </table:table-cell>
          <table:table-cell table:style-name="Tabla11.F2" office:value-type="string">
            <text:p text:style-name="Bloque_20_Matemático"/>
          </table:table-cell>
        </table:table-row>
        <table:table-row table:style-name="TableLine1900344715296">
          <table:table-cell table:style-name="Tabla11.A3" office:value-type="string">
            <text:p text:style-name="P54">1</text:p>
          </table:table-cell>
          <table:table-cell table:style-name="Tabla11.A2" office:value-type="string">
            <text:p text:style-name="P54">12</text:p>
          </table:table-cell>
          <table:table-cell table:style-name="Tabla11.B2" office:value-type="string">
            <text:p text:style-name="P56">2</text:p>
          </table:table-cell>
          <table:table-cell table:style-name="Tabla11.D3" office:value-type="string">
            <text:p text:style-name="Bloque_20_Matemático"/>
          </table:table-cell>
          <table:table-cell table:style-name="Tabla11.E3" office:value-type="string">
            <text:p text:style-name="Bloque_20_Matemático"/>
          </table:table-cell>
          <table:table-cell table:style-name="Tabla11.F3" office:value-type="string">
            <text:p text:style-name="Bloque_20_Matemático"/>
          </table:table-cell>
        </table:table-row>
        <table:table-row table:style-name="TableLine1900344715584">
          <table:table-cell table:style-name="Tabla11.A4" office:value-type="string">
            <text:p text:style-name="Bloque_20_Matemático"><draw:line text:anchor-type="paragraph" draw:z-index="1" draw:name="Línea horizontal 2" draw:style-name="gr1" draw:text-style-name="P86" svg:x1="11.395cm" svg:y1="4.97cm" svg:x2="1.503cm" svg:y2="0.289cm"><text:p/></draw:line></text:p>
          </table:table-cell>
          <table:table-cell table:style-name="Tabla11.A3" office:value-type="string">
            <text:p text:style-name="P56">0</text:p>
          </table:table-cell>
          <table:table-cell table:style-name="Tabla11.A2" office:value-type="string">
            <text:p text:style-name="P56">6</text:p>
          </table:table-cell>
          <table:table-cell table:style-name="Tabla11.B2" office:value-type="string">
            <text:p text:style-name="P56">2</text:p>
          </table:table-cell>
          <table:table-cell table:style-name="Tabla11.E4" office:value-type="string">
            <text:p text:style-name="Bloque_20_Matemático"/>
          </table:table-cell>
          <table:table-cell table:style-name="Tabla11.F4" office:value-type="string">
            <text:p text:style-name="Bloque_20_Matemático"/>
          </table:table-cell>
        </table:table-row>
        <table:table-row table:style-name="TableLine1900344713568">
          <table:table-cell table:style-name="Tabla11.A5" office:value-type="string">
            <text:p text:style-name="Bloque_20_Matemático"/>
          </table:table-cell>
          <table:table-cell table:style-name="Tabla11.B5" office:value-type="string">
            <text:p text:style-name="Bloque_20_Matemático"/>
          </table:table-cell>
          <table:table-cell table:style-name="Tabla11.A3" office:value-type="string">
            <text:p text:style-name="P56">0</text:p>
          </table:table-cell>
          <table:table-cell table:style-name="Tabla11.A2" office:value-type="string">
            <text:p text:style-name="P56">3</text:p>
          </table:table-cell>
          <table:table-cell table:style-name="Tabla11.B2" office:value-type="string">
            <text:p text:style-name="P56">2</text:p>
          </table:table-cell>
          <table:table-cell table:style-name="Tabla11.F5" office:value-type="string">
            <text:p text:style-name="Bloque_20_Matemático"/>
          </table:table-cell>
        </table:table-row>
        <table:table-row table:style-name="TableLine1900344706656">
          <table:table-cell table:style-name="Tabla11.A7" office:value-type="string">
            <text:p text:style-name="Bloque_20_Matemático"/>
          </table:table-cell>
          <table:table-cell table:style-name="Tabla11.B7" office:value-type="string">
            <text:p text:style-name="Bloque_20_Matemático"/>
          </table:table-cell>
          <table:table-cell table:style-name="Tabla11.C7" office:value-type="string">
            <text:p text:style-name="Bloque_20_Matemático"/>
          </table:table-cell>
          <table:table-cell table:style-name="Tabla11.A3" office:value-type="string">
            <text:p text:style-name="P56">1</text:p>
          </table:table-cell>
          <table:table-cell table:style-name="Tabla11.A2" office:value-type="string">
            <text:p text:style-name="P56">1</text:p>
          </table:table-cell>
          <table:table-cell table:style-name="Tabla11.B2" office:value-type="string">
            <text:p text:style-name="P56">2</text:p>
          </table:table-cell>
        </table:table-row>
        <table:table-row table:style-name="TableLine1900344715872">
          <table:table-cell table:style-name="Tabla11.A7" office:value-type="string">
            <text:p text:style-name="Bloque_20_Matemático"/>
          </table:table-cell>
          <table:table-cell table:style-name="Tabla11.B7" office:value-type="string">
            <text:p text:style-name="Bloque_20_Matemático"/>
          </table:table-cell>
          <table:table-cell table:style-name="Tabla11.C7" office:value-type="string">
            <text:p text:style-name="Bloque_20_Matemático"/>
          </table:table-cell>
          <table:table-cell table:style-name="Tabla11.D7" office:value-type="string">
            <text:p text:style-name="Bloque_20_Matemático"/>
          </table:table-cell>
          <table:table-cell table:style-name="Tabla11.A3" office:value-type="string">
            <text:p text:style-name="P56">1</text:p>
          </table:table-cell>
          <table:table-cell table:style-name="Tabla11.A2" office:value-type="string">
            <text:p text:style-name="P56">0</text:p>
          </table:table-cell>
        </table:table-row>
        <table:table-row table:style-name="TableLine1900344707808"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/>
          </table:table-cell>
          <table:table-cell table:style-name="Tabla11.A8" office:value-type="string">
            <text:p text:style-name="Bloque_20_Matemático"><draw:line text:anchor-type="paragraph" draw:z-index="0" draw:name="Línea horizontal 1" draw:style-name="gr1" draw:text-style-name="P86" svg:x1="4.046cm" svg:y1="0.427cm" svg:x2="1.196cm" svg:y2="0.427cm"><text:p/></draw:line></text:p>
          </table:table-cell>
          <table:table-cell table:style-name="Tabla11.A8" office:value-type="string">
            <text:p text:style-name="P58"/>
          </table:table-cell>
        </table:table-row>
      </table:table>
      <text:p text:style-name="P57">El número binario a partir de 25 se constituye desde el último divisor y todos los restos a partir el último hacia el primero:</text:p>
      <text:p text:style-name="Bloque_20_Matemático">01 1001₂<text:span text:style-name="T59"> </text:span></text:p>
      <text:p text:style-name="P57">Al igual que con los números base₁₀, los ceros a la izquierda pueden ser descartados.</text:p>
      <text:h text:style-name="P75" text:outline-level="2"><text:span text:style-name="T58">C</text:span>onversión de base₂<text:span text:style-name="T58"> a </text:span><text:span text:style-name="T25">base₁₀</text:span></text:h>
      <text:p text:style-name="P67">El método de pasaje de un número Binario (base 2) a Decimal (base 10) se realiza sumando las multiplicaciones de cada dígito por las potencias en base 2 comenzando por el dígito de más a la derecha con la potencia 0, y continuando de derecha a izquierda, aumentando las potencias de a 1.</text:p>
      <text:p text:style-name="P67"><text:span text:style-name="T58">En el siguiente ejemplo, convertiremos </text:span>el número 1101₂<text:span text:style-name="T58"> a base₁₀.</text:span></text:p>
      <table:table table:name="Tabla10" table:style-name="Tabla10">
        <table:table-column table:style-name="Tabla10.A" table:number-columns-repeated="3"/>
        <table:table-column table:style-name="Tabla10.D"/>
        <text:soft-page-break/>
        <table:table-row table:style-name="TableLine1900344716448">
          <table:table-cell table:style-name="Tabla10.A1" office:value-type="string">
            <text:p text:style-name="Bloque_20_Matemático">1</text:p>
          </table:table-cell>
          <table:table-cell table:style-name="Tabla10.A1" office:value-type="string">
            <text:p text:style-name="Bloque_20_Matemático">1</text:p>
          </table:table-cell>
          <table:table-cell table:style-name="Tabla10.A1" office:value-type="string">
            <text:p text:style-name="Bloque_20_Matemático">0</text:p>
          </table:table-cell>
          <table:table-cell table:style-name="Tabla10.D1" office:value-type="string">
            <text:p text:style-name="Bloque_20_Matemático">1</text:p>
          </table:table-cell>
        </table:table-row>
        <table:table-row table:style-name="TableLine1900344703200">
          <table:table-cell table:style-name="Tabla10.A2" office:value-type="string">
            <text:p text:style-name="P53">2³ →<text:span text:style-name="T58"> 8</text:span></text:p>
          </table:table-cell>
          <table:table-cell table:style-name="Tabla10.A2" office:value-type="string">
            <text:p text:style-name="P53">2² →<text:span text:style-name="T58"> 4</text:span></text:p>
          </table:table-cell>
          <table:table-cell table:style-name="Tabla10.A2" office:value-type="string">
            <text:p text:style-name="P52">2¹ → <text:span text:style-name="T58">2</text:span></text:p>
          </table:table-cell>
          <table:table-cell table:style-name="Tabla10.D2" office:value-type="string">
            <text:p text:style-name="P53">2⁰ → <text:span text:style-name="T58">1</text:span></text:p>
          </table:table-cell>
        </table:table-row>
        <table:table-row table:style-name="TableLine1900344703488">
          <table:table-cell table:style-name="Tabla10.A2" office:value-type="string">
            <text:p text:style-name="P54">1<text:span text:style-name="T23">×</text:span>8</text:p>
          </table:table-cell>
          <table:table-cell table:style-name="Tabla10.A2" office:value-type="string">
            <text:p text:style-name="P54">1<text:span text:style-name="T23">×</text:span>4</text:p>
          </table:table-cell>
          <table:table-cell table:style-name="Tabla10.A2" office:value-type="string">
            <text:p text:style-name="P54">0<text:span text:style-name="T23">×</text:span>2</text:p>
          </table:table-cell>
          <table:table-cell table:style-name="Tabla10.D2" office:value-type="string">
            <text:p text:style-name="P54">1<text:span text:style-name="T23">×</text:span>1</text:p>
          </table:table-cell>
        </table:table-row>
        <table:table-row table:style-name="TableLine1900344701184">
          <table:table-cell table:style-name="Tabla10.A2" office:value-type="string">
            <text:p text:style-name="P54">8</text:p>
          </table:table-cell>
          <table:table-cell table:style-name="Tabla10.A2" office:value-type="string">
            <text:p text:style-name="P54">4</text:p>
          </table:table-cell>
          <table:table-cell table:style-name="Tabla10.A2" office:value-type="string">
            <text:p text:style-name="P54">0</text:p>
          </table:table-cell>
          <table:table-cell table:style-name="Tabla10.D2" office:value-type="string">
            <text:p text:style-name="P54">1</text:p>
          </table:table-cell>
        </table:table-row>
        <table:table-row table:style-name="TableLine1900344702912">
          <table:table-cell table:style-name="Tabla10.D2" table:number-columns-spanned="4" office:value-type="string">
            <text:p text:style-name="P54">8 + 4 + 0 + 1 = 13</text:p>
          </table:table-cell>
          <table:covered-table-cell/>
          <table:covered-table-cell/>
          <table:covered-table-cell/>
        </table:table-row>
      </table:table>
      <text:p text:style-name="P67"/>
      <text:h text:style-name="P72" text:outline-level="1"><text:span text:style-name="T19">Generalizando </text:span><text:span text:style-name="T24">a</text:span> bases arbitrarias</text:h>
      <text:p text:style-name="P64"><text:span text:style-name="T56">Además de l</text:span>as conversiones <text:span text:style-name="T56">para</text:span> base₁₀ <text:span text:style-name="T56">y base₂ que son una tarea mecánica, </text:span>relativamente simple <text:span text:style-name="T56">y son en definitiva lo que </text:span><text:span text:style-name="T17">uno habitualmente utilizará, </text:span><text:span text:style-name="T56">tenemos las conversiones entre bases arbitrarias, </text:span><text:span text:style-name="T57">que son sumamente </text:span><text:span text:style-name="T17">interesante</text:span><text:span text:style-name="T57">s</text:span><text:span text:style-name="T17"> aprender una forma de conversión que permite hacer los cambios entre </text:span>dos bases cualquiera.</text:p>
      <text:p text:style-name="P12">La estrategia <text:span text:style-name="T57">es la misma independientemente del orden de las bases, </text:span>si la base origen es menor a la base de destino que cuando se trata de una en el sentido opuesto, <text:span text:style-name="T57">pero las conversiones de base mayor a menor requieren un poco mas de cuidado con las cuentas como veremos a continuación</text:span>.</text:p>
      <text:p text:style-name="P26"><text:span text:style-name="T57">Parte de los cuidados que debemos manejar y la razón por la cual esta estrategia de conversión no es la habitual, es porque las cuentas deben ser hechas en la base numérica de destino, </text:span><text:span text:style-name="T27">si </text:span><text:span text:style-name="T57">hacemos esta </text:span><text:span text:style-name="T27">multiplica</text:span><text:span text:style-name="T57">ción: </text:span>2₃ × <text:span text:style-name="T27">2₃; no obtenemos 4₃, sinó 10₃</text:span> <text:span text:style-name="T27">(</text:span>2₃ × <text:span text:style-name="T27">2₃ = 10₃). </text:span><text:span text:style-name="T57">Esto es porque el conjunto de símbolos para base₃ no incluye el 4.</text:span></text:p>
      <text:p text:style-name="P26"><text:span text:style-name="T57">Por esta razón, l</text:span>a mejor forma de reducir los errores con estas conversiones directas, es tener una <text:a xlink:type="simple" xlink:href="#3.Tablas de multiplicar base-n|outline" text:style-name="Internet_20_link" text:visited-style-name="Visited_20_Internet_20_Link">tabla de multiplicar</text:a> <text:span text:style-name="T27">de </text:span>los dígitos de la base <text:span text:style-name="T27">de base</text:span>. <text:span text:style-name="T27">Las conversiones de base se hacen normalmente hacia base₁₀ </text:span><text:span text:style-name="T28">o por agrupación desde base₂, </text:span><text:span text:style-name="T27">para evitar esta complicación </text:span><text:span text:style-name="T28">o</text:span><text:span text:style-name="T27">.</text:span></text:p>
      <text:p text:style-name="P65">Y por más de que en este ejemplo hablo de multiplicación, este tema esta presente en todas las operaciones aritméticas que sean necesarias para la conversión, en particular, la suma.</text:p>
      <text:h text:style-name="Heading_20_2" text:outline-level="2"><text:soft-page-break/><text:span text:style-name="T60">Sistemas posicionales, d</text:span>escomposición de números</text:h>
      <text:p text:style-name="P68">En todo sistema posicional, dada una base <text:span text:style-name="Matemático"><text:span text:style-name="T60">b</text:span></text:span> se tienen <text:span text:style-name="Matemático"><text:span text:style-name="T60">b</text:span></text:span> dígitos posibles, de <text:span text:style-name="Matemático">0</text:span> a <text:span text:style-name="Matemático"><text:span text:style-name="T60">b</text:span></text:span><text:span text:style-name="Matemático">-1</text:span>. Por lo tanto, dado un número <text:span text:style-name="Matemático"><text:span text:style-name="T60">n</text:span></text:span> en una base <text:span text:style-name="Matemático"><text:span text:style-name="T60">b</text:span></text:span> expresado por <text:span text:style-name="Matemático">n</text:span> dígitos <text:span text:style-name="Matemático">d</text:span>, será igual a la sumatoria de cada dígito d multiplicado por la potencia de la base <text:span text:style-name="Matemático"><text:span text:style-name="T60">b</text:span></text:span> que le corresponde a su posición:</text:p>
      <text:p text:style-name="P68"><text:a xlink:type="simple" xlink:href="https://brilliant.org/wiki/number-base/" text:style-name="Internet_20_link" text:visited-style-name="Visited_20_Internet_20_Link">https://brilliant.org/wiki/number-base/</text:a> </text:p>
      <text:p text:style-name="P69"><draw:frame draw:style-name="fr3" draw:name="Objeto2" text:anchor-type="paragraph" svg:width="2.484cm" svg:height="1.139cm" draw:z-index="3"><draw:object xlink:href="./Object 2" xlink:type="simple" xlink:show="embed" xlink:actuate="onLoad"/><draw:image xlink:href="./ObjectReplacements/Object 2" xlink:type="simple" xlink:show="embed" xlink:actuate="onLoad"/></draw:frame>O en su forma expandida</text:p>
      <text:p text:style-name="P59"><draw:frame draw:style-name="fr2" draw:name="Objeto1" text:anchor-type="paragraph" svg:x="3.632cm" svg:y="0.739cm" svg:width="9.428cm" svg:height="0.591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Esta fórmula nos dá el valor de un número en un sistema posicional</text:p>
      <text:p text:style-name="P66"><text:span text:style-name="T57">Para empezar a hablar de </text:span>sistema<text:span text:style-name="T57">s</text:span> de numeración <text:span text:style-name="T57">genéricos,</text:span> en base <text:span text:style-name="Matemático">b</text:span>, <text:span text:style-name="T57">que utilizan</text:span> un alfabeto compuesto por <text:span text:style-name="Matemático">b</text:span> símbolos <text:span text:style-name="T55">(</text:span>o cifras<text:span text:style-name="T55">) para representar los números</text:span>. Así todo número se expresa por un conjunto de <text:span text:style-name="T57">símbolos</text:span>, teniendo cada una de ellas dentro del número un valor que depende:</text:p>
      <text:list xml:id="list3072995289" text:style-name="List_20_1">
        <text:list-item>
          <text:p text:style-name="P85">De la cifra en sí</text:p>
        </text:list-item>
        <text:list-item>
          <text:p text:style-name="P85">De la posición que ocupe dentro del número</text:p>
        </text:list-item>
      </text:list>
      <text:p text:style-name="P37">En el sistema de numeración decimal (base₁<text:span text:style-name="T10">₀</text:span>), que <text:span text:style-name="T10">usamos normalmente , posee </text:span><text:span text:style-name="Matemático">b = 10</text:span> y el alfabeto, por tanto, está constituido por 10 símbolos: <text:span text:style-name="Matemático"><text:span text:style-name="T11">s = </text:span></text:span><text:span text:style-name="Matemático">{0, 1, 2, </text:span><text:span text:style-name="Matemático"><text:span text:style-name="T10">3, 4, 5, 6, 7, 8, </text:span></text:span><text:span text:style-name="Matemático">9}</text:span>, <text:span text:style-name="T26">esto es importante para cuando sea necesario representar un número con más de diez dígitos.</text:span></text:p>
      <text:p text:style-name="P44">Comencemos por la descomposición de un número en dígitos.</text:p>
      <text:h text:style-name="Heading_20_3" text:outline-level="3">Descomposición en base₁₀</text:h>
      <text:p text:style-name="P36">Por ejemplo, el número <text:span text:style-name="Matemático">3278₁</text:span><text:span text:style-name="Matemático"><text:span text:style-name="T12">₀</text:span></text:span></text:p>
      <text:p text:style-name="Text_20_body"><text:span text:style-name="T13">Puede </text:span><text:span text:style-name="T15">descomponerse a la suma de</text:span><text:span text:style-name="T13">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eLine1900344719040">
          <table:table-cell table:style-name="Tabla1.A1" office:value-type="string">
            <text:p text:style-name="P35">Potencia</text:p>
          </table:table-cell>
          <table:table-cell table:style-name="Tabla1.A1" office:value-type="string">
            <text:p text:style-name="P35">Expresión</text:p>
          </table:table-cell>
          <table:table-cell table:style-name="Tabla1.A1" office:value-type="string">
            <text:p text:style-name="P35">Resultado</text:p>
          </table:table-cell>
          <table:table-cell table:style-name="Tabla1.A1" office:value-type="string">
            <text:p text:style-name="P8">Posición</text:p>
          </table:table-cell>
        </table:table-row>
        <table:table-row table:style-name="TableLine1900340963152">
          <table:table-cell table:style-name="Tabla1.A1" office:value-type="string">
            <text:p text:style-name="Bloque_20_Matemático">3</text:p>
            <text:p text:style-name="Bloque_20_Matemático">2</text:p>
            <text:p text:style-name="Bloque_20_Matemático">1</text:p>
            <text:p text:style-name="Bloque_20_Matemático">0</text:p>
          </table:table-cell>
          <table:table-cell table:style-name="Tabla1.A1" office:value-type="string">
            <text:p text:style-name="Bloque_20_Matemático">3 × 10³ +</text:p>
            <text:p text:style-name="Bloque_20_Matemático">2 × 10²+</text:p>
            <text:p text:style-name="Bloque_20_Matemático">7 × 10¹+</text:p>
            <text:p text:style-name="Bloque_20_Matemático">8 × 10⁰+</text:p>
          </table:table-cell>
          <table:table-cell table:style-name="Tabla1.A1" office:value-type="string">
            <text:p text:style-name="Bloque_20_Matemático">3000 +</text:p>
            <text:p text:style-name="Bloque_20_Matemático">200 +</text:p>
            <text:p text:style-name="Bloque_20_Matemático">70 +</text:p>
            <text:p text:style-name="Bloque_20_Matemático">8</text:p>
          </table:table-cell>
          <table:table-cell table:style-name="Tabla1.A1" office:value-type="string">
            <text:p text:style-name="Bloque_20_Matemático">4</text:p>
            <text:p text:style-name="Bloque_20_Matemático">3</text:p>
            <text:p text:style-name="Bloque_20_Matemático">2</text:p>
            <text:p text:style-name="Bloque_20_Matemático">1</text:p>
          </table:table-cell>
        </table:table-row>
        <table:table-row table:style-name="TableLine1900340952208">
          <table:table-cell table:style-name="Tabla1.A1" table:number-columns-spanned="4" office:value-type="string">
            <text:p text:style-name="Bloque_20_Matemático"><text:span text:style-name="T16">= </text:span>3278₁₀</text:p>
          </table:table-cell>
          <table:covered-table-cell/>
          <table:covered-table-cell/>
          <table:covered-table-cell/>
        </table:table-row>
      </table:table>
      <text:p text:style-name="Text_20_body">Que es lo mismo que decir:</text:p>
      <text:p text:style-name="P6">3 × 10³ + 2 × 10² + 7 × 10¹ + 8 × 10⁰ <text:span text:style-name="T15">= 3278 </text:span></text:p>
      <text:p text:style-name="P38">Esta es la forma clásica de conversión en donde se multiplica el dígito por su base y se lo eleva a su <text:span text:style-name="Matemático">posición-1</text:span>.</text:p>
      <text:p text:style-name="P38">Podemos escribir esto d<text:span text:style-name="T14">istribuyendo las multiplicaciones, </text:span>que nos deja algo como<text:span text:style-name="T14">:</text:span></text:p>
      <text:p text:style-name="Bloque_20_Matemático"><text:span text:style-name="T36">3</text:span><text:span text:style-name="T37">2</text:span><text:span text:style-name="T38">7</text:span><text:span text:style-name="T39">8</text:span> = (((<text:span text:style-name="T14">(</text:span><text:span text:style-name="T36">3</text:span> × 10<text:span text:style-name="T14">)</text:span> + <text:span text:style-name="T37">2</text:span>) × 10) + <text:span text:style-name="T38">7</text:span>) × 10 + <text:span text:style-name="T39">8</text:span></text:p>
      <text:p text:style-name="Text_20_body">Resolviendo paso a paso:</text:p>
      <table:table table:name="Tabla2" table:style-name="Tabla2">
        <table:table-column table:style-name="Tabla2.A" table:number-columns-repeated="2"/>
        <table:table-row table:style-name="TableLine1900308267504">
          <table:table-cell table:style-name="Tabla2.A1" office:value-type="string">
            <text:p text:style-name="Table_20_Heading">Cuenta</text:p>
          </table:table-cell>
          <table:table-cell table:style-name="Tabla2.A1" office:value-type="string">
            <text:p text:style-name="Table_20_Heading">Resultado parcial</text:p>
          </table:table-cell>
        </table:table-row>
        <table:table-row table:style-name="TableLine1900435401056">
          <table:table-cell table:style-name="Tabla2.A1" office:value-type="string">
            <text:p text:style-name="Bloque_20_Matemático">3 × 10 </text:p>
            <text:p text:style-name="Bloque_20_Matemático">= 30 + 2 </text:p>
            <text:p text:style-name="Bloque_20_Matemático">= 32 × 10 </text:p>
            <text:p text:style-name="Bloque_20_Matemático">= 320 + 7 </text:p>
            <text:p text:style-name="Bloque_20_Matemático">= 327 × 10 </text:p>
            <text:p text:style-name="Bloque_20_Matemático">= 3270 + 8 </text:p>
          </table:table-cell>
          <table:table-cell table:style-name="Tabla2.A1" office:value-type="string">
            <text:p text:style-name="Bloque_20_Matemático">30</text:p>
            <text:p text:style-name="Bloque_20_Matemático">32</text:p>
            <text:p text:style-name="Bloque_20_Matemático">320</text:p>
            <text:p text:style-name="P9">327</text:p>
            <text:p text:style-name="P9">3270</text:p>
            <text:p text:style-name="P9">3278</text:p>
          </table:table-cell>
        </table:table-row>
        <table:table-row table:style-name="TableLine1900435398176">
          <table:table-cell table:style-name="Tabla2.A3" table:number-columns-spanned="2" office:value-type="string">
            <text:p text:style-name="P7">= 3278</text:p>
          </table:table-cell>
          <table:covered-table-cell/>
        </table:table-row>
      </table:table>
      <text:p text:style-name="P34">Esta forma alternativa de descomposición, nos abre la pue<text:span text:style-name="T31">r</text:span>ta a hacer conversiones entre bases arbitrarias y sin escalas.</text:p>
      <text:p text:style-name="P34">Esta descomposición es también, la conversión de un número en base₁₀ a base₁₀.</text:p>
      <text:h text:style-name="Heading_20_2" text:outline-level="2">Base menor a base mayor</text:h>
      <text:p text:style-name="P46"><text:span text:style-name="T41">No hay diferencias en la técnica necesaria para la conversión entre bases mayores a menores o viceversa, pero las cuentas necesarias en este sentido son más simples, ya que p</text:span><text:span text:style-name="T21">ara convertir una base mayor a una menor, es necesario hacer las mismas cuentas que </text:span><text:span text:style-name="T41">en ejemplo anterior, pero</text:span><text:span text:style-name="T21"> en la base numérica destin</text:span><text:span text:style-name="T41">o </text:span><text:span text:style-name="T50">por lo que requerirá operaciones con dos dígitos (el valor de la </text:span><text:soft-page-break/><text:span text:style-name="T50">base origen como número de la base destino).</text:span><text:span text:style-name="T41"> Para lo cual es recomendable tener calculadas de antemano las tablas de multiplicar en las varias bases que podemos necesitar. Ver </text:span><text:a xlink:type="simple" xlink:href="#4.Tablas de multiplicar base-n|outline" text:style-name="Internet_20_link" text:visited-style-name="Visited_20_Internet_20_Link"><text:span text:style-name="T41">Tablas de multiplicar base-n</text:span></text:a></text:p>
      <text:h text:style-name="Heading_20_3" text:outline-level="3"><text:span text:style-name="T22">E</text:span>jemplo <text:span text:style-name="T17">de </text:span>base ₃ a base₇</text:h>
      <text:p text:style-name="P20"><text:span text:style-name="T41">Para convertir </text:span><text:span text:style-name="T35">el número</text:span> 11201₃ a base₇ <text:span text:style-name="T41">primero es necesario descomponer el número:</text:span></text:p>
      <text:p text:style-name="P40"><text:span text:style-name="T42">1</text:span><text:span text:style-name="T37">1</text:span><text:span text:style-name="T43">2</text:span><text:span text:style-name="T46">0</text:span><text:span text:style-name="T39">1</text:span><text:span text:style-name="T40">₃</text:span> = (((<text:span text:style-name="T42">1</text:span> × 3) + <text:span text:style-name="T37">1</text:span> ) × 3 + <text:span text:style-name="T43">2</text:span>) × 3 + <text:span text:style-name="T46">0</text:span>) × 3 + <text:span text:style-name="T39">1</text:span></text:p>
      <text:p text:style-name="P43"><text:span text:style-name="T41">Para luego hacer las cuentas en la base de destino, en este ejemplo, base₇</text:span><text:span text:style-name="T34">.</text:span></text:p>
      <text:p text:style-name="P43"><text:span text:style-name="T41">S</text:span>u <text:span text:style-name="T41">conversión</text:span> <text:span text:style-name="T41">paso a paso </text:span>queda como:</text:p>
      <table:table table:name="Tabla5" table:style-name="Tabla5">
        <table:table-column table:style-name="Tabla5.A"/>
        <table:table-column table:style-name="Tabla5.B"/>
        <table:table-row table:style-name="TableLine1900435405664">
          <table:table-cell table:style-name="Tabla5.A1" office:value-type="string">
            <text:p text:style-name="P17">Cuenta</text:p>
          </table:table-cell>
          <table:table-cell table:style-name="Tabla5.A1" office:value-type="string">
            <text:p text:style-name="P17">Resultado parcial</text:p>
          </table:table-cell>
        </table:table-row>
        <table:table-row table:style-name="TableLine1900435396736">
          <table:table-cell table:style-name="Tabla5.A1" office:value-type="string">
            <text:p text:style-name="P16"><text:span text:style-name="T20">1₇ </text:span>× <text:span text:style-name="T20">3₇</text:span></text:p>
            <text:p text:style-name="P16"><text:span text:style-name="T20">3₇</text:span> + <text:span text:style-name="T20">1₇</text:span></text:p>
            <text:p text:style-name="P16"><text:span text:style-name="T20">4₇</text:span> × <text:span text:style-name="T20">3₇</text:span></text:p>
            <text:p text:style-name="P16"><text:span text:style-name="T20">15₇ </text:span>+ <text:span text:style-name="T20">2₇</text:span></text:p>
            <text:p text:style-name="P22"><text:span text:style-name="T21">20</text:span><text:span text:style-name="T20">₇ </text:span>× <text:span text:style-name="T20">3₇</text:span></text:p>
            <text:p text:style-name="P22"><text:span text:style-name="T21">60</text:span><text:span text:style-name="T20">₇ </text:span>+ <text:span text:style-name="T20">0₇</text:span></text:p>
            <text:p text:style-name="P22"><text:span text:style-name="T21">60</text:span><text:span text:style-name="T20">₇ </text:span>× <text:span text:style-name="T20">3₇</text:span></text:p>
            <text:p text:style-name="P22"><text:span text:style-name="T21">240</text:span><text:span text:style-name="T20">₇ + 1₇</text:span></text:p>
          </table:table-cell>
          <table:table-cell table:style-name="Tabla5.A1" office:value-type="string">
            <text:p text:style-name="P18">3₇</text:p>
            <text:p text:style-name="P18">4₇</text:p>
            <text:p text:style-name="P18">15₇</text:p>
            <text:p text:style-name="P21">20<text:span text:style-name="T20">₇ </text:span>=(5₇+2₇ → <text:span text:style-name="T32">1</text:span>0<text:span text:style-name="T20">₇</text:span>+10<text:span text:style-name="T20">₇</text:span>)</text:p>
            <text:p text:style-name="P21">60<text:span text:style-name="T20">₇</text:span></text:p>
            <text:p text:style-name="P21">60<text:span text:style-name="T20">₇</text:span></text:p>
            <text:p text:style-name="P21">240<text:span text:style-name="T20">₇</text:span></text:p>
            <text:p text:style-name="P21">241<text:span text:style-name="T20">₇</text:span></text:p>
          </table:table-cell>
        </table:table-row>
        <table:table-row table:style-name="TableLine1900435406816">
          <table:table-cell table:style-name="Tabla5.A3" table:number-columns-spanned="2" office:value-type="string">
            <text:p text:style-name="P22">= <text:span text:style-name="T21">241</text:span><text:span text:style-name="T20">₇</text:span></text:p>
          </table:table-cell>
          <table:covered-table-cell/>
        </table:table-row>
      </table:table>
      <text:h text:style-name="P76" text:outline-level="2">Conversión de base mayor a base menor</text:h>
      <text:p text:style-name="P33">Para hacer una conversión de este tipo, los n<text:span text:style-name="T33">ú</text:span>mero<text:span text:style-name="T33">s </text:span>tienen que estar expresados en la base <text:span text:style-name="T23">destino</text:span>, incluyendo los que hacen referencia a la base destino misma. La mecánica en sí es la misma en el caso anterior, <text:span text:style-name="T23">pero acá es necesario prestar especial atención a los números, que </text:span><text:span text:style-name="Strong_20_Emphasis"><text:span text:style-name="T23">¡no están en base₁₀!</text:span></text:span></text:p>
      <text:p text:style-name="P39">Para estas conversiones directas lo mejor es tener papel y lápiz para hacer de la manera tradicional cada multiplicación (y tal vez las sumas), si estamos viendo un número mayor o igual a la base de destino la cuenta no es correcta.</text:p>
      <text:h text:style-name="P81" text:outline-level="3"><text:soft-page-break/>Ejemplo de base₉ a base₇ </text:h>
      <text:p text:style-name="P33">En este ejemplo convertiremos 379₉ a base₇, pero primero tenemos que observar algo, no podemos representar cada dígito del número inicial en base₇, ¡y esto incluye en número de la base! Que es 12₇ </text:p>
      <table:table table:name="Tabla6" table:style-name="Tabla6">
        <table:table-column table:style-name="Tabla6.A"/>
        <table:table-column table:style-name="Tabla6.B"/>
        <table:table-row table:style-name="TableLine1900435405088">
          <table:table-cell table:style-name="Tabla6.A1" office:value-type="string">
            <text:p text:style-name="P24">Cuenta</text:p>
          </table:table-cell>
          <table:table-cell table:style-name="Tabla6.A1" office:value-type="string">
            <text:p text:style-name="P24">Resultado parcial</text:p>
          </table:table-cell>
        </table:table-row>
        <table:table-row table:style-name="TableLine1900435407104">
          <table:table-cell table:style-name="Tabla6.A1" office:value-type="string">
            <text:p text:style-name="P23"><text:span text:style-name="T22">3</text:span><text:span text:style-name="T20">₇ </text:span>× <text:span text:style-name="T22">12</text:span><text:span text:style-name="T20">₇</text:span></text:p>
            <text:p text:style-name="P23"><text:span text:style-name="T20">3</text:span><text:span text:style-name="T22">6</text:span><text:span text:style-name="T20">₇</text:span> + <text:span text:style-name="T20">1</text:span><text:span text:style-name="T22">0</text:span><text:span text:style-name="T20">₇</text:span></text:p>
            <text:p text:style-name="P23"><text:span text:style-name="T20">4</text:span><text:span text:style-name="T22">6</text:span><text:span text:style-name="T20">₇</text:span> × <text:span text:style-name="T22">12</text:span><text:span text:style-name="T20">₇</text:span></text:p>
            <text:p text:style-name="P25">615₇ <text:s/>+ 2₇ </text:p>
          </table:table-cell>
          <table:table-cell table:style-name="Tabla6.A1" office:value-type="string">
            <text:p text:style-name="P19"><text:span text:style-name="T22">36</text:span>₇</text:p>
            <text:p text:style-name="P19">4<text:span text:style-name="T22">6</text:span>₇</text:p>
            <text:p text:style-name="P25">615₇ </text:p>
            <text:p text:style-name="P25">620₇</text:p>
          </table:table-cell>
        </table:table-row>
        <table:table-row table:style-name="TableLine1900435402496">
          <table:table-cell table:style-name="Tabla6.A3" table:number-columns-spanned="2" office:value-type="string">
            <text:p text:style-name="P23">= <text:span text:style-name="T23">620</text:span><text:span text:style-name="T20">₇</text:span></text:p>
          </table:table-cell>
          <table:covered-table-cell/>
        </table:table-row>
      </table:table>
      <text:p text:style-name="Text_20_body">Las conversiones hechas de esta manera están repletas de multiplicaciones e incluso sumas que simplemente no estamos preparados para hacer automáticamente, <text:span text:style-name="Matemático">46₇ × 12₇</text:span> y <text:span text:style-name="Matemático">615₇ + 2₇</text:span> simplemente no dan los umeros que uno espera.</text:p>
      <text:h text:style-name="P73" text:outline-level="1">Conversiones <text:span text:style-name="T51">de </text:span>base₂ <text:span text:style-name="T52">(binario)</text:span></text:h>
      <text:p text:style-name="P28">Una forma alternativa a hacer los cambios de<text:span text:style-name="T48">sde base₂</text:span>, es <text:span text:style-name="T48">por medio de </text:span>la agrupación de dígitos binarios, esta forma mecánica es mucho más simple que las anteriores, ya que no es necesario hacer cuenta alguna.</text:p>
      <text:p text:style-name="P62"><text:span text:style-name="T53">Un detalle importante para las conversiones utilizando tablas como las que normalmente se hacen para base₂, </text:span>solo los ceros <text:span text:style-name="T53">más </text:span>a la izquierda no son significativos, todos los demás s<text:span text:style-name="T53">í.</text:span></text:p>
      <text:h text:style-name="P77" text:outline-level="2"><text:span text:style-name="T51">Conversiones desde b</text:span>ase₁₆ <text:span text:style-name="T52">(hexadecimal)</text:span></text:h>
      <text:p text:style-name="P28"><text:span text:style-name="T51">Dado el siguiente </text:span>número:</text:p>
      <text:p text:style-name="Bloque_20_Matemático"><text:span text:style-name="T29">1</text:span>101001001001₂</text:p>
      <text:p text:style-name="P28">Para convertirlo a base₁₆ lo tenemos que separar en grupos de cuatro dígitos desde la derecha:</text:p>
      <text:p text:style-name="P27"><text:span text:style-name="T45">1</text:span> <text:span text:style-name="T49">1010</text:span> <text:span text:style-name="T46">0100</text:span> <text:span text:style-name="T44">1001</text:span>₂<text:span text:style-name="T29"> </text:span></text:p>
      <text:p text:style-name="P60"><text:span text:style-name="T29">A continuación, aplicamos </text:span><text:span text:style-name="T51">la </text:span><text:a xlink:type="simple" xlink:href="#4.2.Tablas para Binario, hexadecimal y octal|outline" text:style-name="Internet_20_link" text:visited-style-name="Visited_20_Internet_20_Link"><text:span text:style-name="T54">tabla para Binario, hexadecimal y octal</text:span></text:a><text:span text:style-name="T54"> </text:span><text:span text:style-name="T51">y </text:span><text:span text:style-name="T52">d</text:span><text:span text:style-name="T29">esde el primer grupo, </text:span><text:span text:style-name="Matemático"><text:span text:style-name="T29">1₂</text:span></text:span><text:span text:style-name="T29">, hacia la derecha:</text:span></text:p>
      <text:p text:style-name="Bloque_20_Matemático"><text:soft-page-break/>1₂ → 0001₂ → 1₁₆</text:p>
      <text:p text:style-name="Bloque_20_Matemático">1010₂→ A₁₆</text:p>
      <text:p text:style-name="Bloque_20_Matemático">0100₂ → 4₁₆</text:p>
      <text:p text:style-name="Bloque_20_Matemático">1001₂ → 9₁₆</text:p>
      <text:p text:style-name="P31">=1A49<text:span text:style-name="T29">₁₆</text:span></text:p>
      <text:p text:style-name="P30">Si la cantidad de dígitos binarios no es múltiplo de 4 como en este ejemplo, el grupo más a la izquierda se completa con <text:span text:style-name="Matemático">0</text:span>, ya que<text:span text:style-name="T30"> aplica las mismas reglas que los dígitos decimales tradicionales, los ceros a la izquierda no alteran el número.</text:span></text:p>
      <text:h text:style-name="Heading_20_2" text:outline-level="2">Conversiones a base<text:span text:style-name="T28">₁₆ </text:span><text:span text:style-name="T52">(hexadecimal)</text:span></text:h>
      <text:p text:style-name="P61">De la misma manera, podemos utilizar la tabla para convertir cada dígito hexadecimal en binario, en múltiples lenguajes de programación, un número hexadecimal recibe el prefijo <text:span text:style-name="Matemático">0x</text:span>, para indicar su base y separarlo de los valores base₁₀.</text:p>
      <text:p text:style-name="P63"><text:span text:style-name="T51">Dado el número </text:span><text:span text:style-name="T53">y usando la tabla </text:span><text:a xlink:type="simple" xlink:href="#4.2.Tablas para Binario, hexadecimal y octal|outline" text:style-name="Internet_20_link" text:visited-style-name="Visited_20_Internet_20_Link"><text:span text:style-name="T53">para Binario, hexadecimal y octal</text:span></text:a><text:span text:style-name="T53">:</text:span></text:p>
      <text:p text:style-name="P49">0xC0F<text:span text:style-name="T51">4</text:span>3<text:span text:style-name="T28">₁₆</text:span></text:p>
      <table:table table:name="Tabla8" table:style-name="Tabla8">
        <table:table-column table:style-name="Tabla8.A" table:number-columns-repeated="6"/>
        <table:table-row table:style-name="TableLine1900435408544">
          <table:table-cell table:style-name="Tabla8.A1" office:value-type="string">
            <text:p text:style-name="Table_20_Heading">Digito</text:p>
          </table:table-cell>
          <table:table-cell table:style-name="Tabla8.A1" office:value-type="string">
            <text:p text:style-name="Table_20_Heading">1</text:p>
          </table:table-cell>
          <table:table-cell table:style-name="Tabla8.A1" office:value-type="string">
            <text:p text:style-name="Table_20_Heading">2</text:p>
          </table:table-cell>
          <table:table-cell table:style-name="Tabla8.A1" office:value-type="string">
            <text:p text:style-name="Table_20_Heading">3</text:p>
          </table:table-cell>
          <table:table-cell table:style-name="Tabla8.A1" office:value-type="string">
            <text:p text:style-name="Table_20_Heading">4</text:p>
          </table:table-cell>
          <table:table-cell table:style-name="Tabla8.F1" office:value-type="string">
            <text:p text:style-name="Table_20_Heading">5</text:p>
          </table:table-cell>
        </table:table-row>
        <table:table-row table:style-name="TableLine1900435394432">
          <table:table-cell table:style-name="Tabla8.A2" office:value-type="string">
            <text:p text:style-name="P50">base<text:span text:style-name="T28">₁₆</text:span></text:p>
          </table:table-cell>
          <table:table-cell table:style-name="Tabla8.A2" office:value-type="string">
            <text:p text:style-name="Bloque_20_Matemático">C</text:p>
          </table:table-cell>
          <table:table-cell table:style-name="Tabla8.A2" office:value-type="string">
            <text:p text:style-name="Bloque_20_Matemático">0</text:p>
          </table:table-cell>
          <table:table-cell table:style-name="Tabla8.A2" office:value-type="string">
            <text:p text:style-name="Bloque_20_Matemático">F</text:p>
          </table:table-cell>
          <table:table-cell table:style-name="Tabla8.A2" office:value-type="string">
            <text:p text:style-name="Bloque_20_Matemático">4</text:p>
          </table:table-cell>
          <table:table-cell table:style-name="Tabla8.F2" office:value-type="string">
            <text:p text:style-name="Bloque_20_Matemático">3</text:p>
          </table:table-cell>
        </table:table-row>
        <table:table-row table:style-name="TableLine1900435406528">
          <table:table-cell table:style-name="Tabla8.A2" office:value-type="string">
            <text:p text:style-name="Table_20_Heading">base₂</text:p>
          </table:table-cell>
          <table:table-cell table:style-name="Tabla8.A2" office:value-type="string">
            <text:p text:style-name="Bloque_20_Matemático">1100</text:p>
          </table:table-cell>
          <table:table-cell table:style-name="Tabla8.A2" office:value-type="string">
            <text:p text:style-name="Bloque_20_Matemático">0000</text:p>
          </table:table-cell>
          <table:table-cell table:style-name="Tabla8.A2" office:value-type="string">
            <text:p text:style-name="Bloque_20_Matemático">1111</text:p>
          </table:table-cell>
          <table:table-cell table:style-name="Tabla8.A2" office:value-type="string">
            <text:p text:style-name="Bloque_20_Matemático">0100</text:p>
          </table:table-cell>
          <table:table-cell table:style-name="Tabla8.F2" office:value-type="string">
            <text:p text:style-name="Bloque_20_Matemático">0011</text:p>
          </table:table-cell>
        </table:table-row>
      </table:table>
      <text:p text:style-name="P48">Qué deja el número: </text:p>
      <text:p text:style-name="Bloque_20_Matemático">1100 0000 1111 0100 0011₂</text:p>
      <text:p text:style-name="P47">!Agrupar los dígitos de a cuatro (o tres) no es solo porque es más fácil de leer, sinó también porque la conversión contra valores hexadecimales es justo cuatro dígitos binarios.</text:p>
      <text:h text:style-name="P78" text:outline-level="2"><text:span text:style-name="T52">Conversiones a </text:span>base₈ <text:span text:style-name="T52">(octal)</text:span></text:h>
      <text:p text:style-name="P32">Pero sucede algo muy interesante, podemos utilizar esta misma tabla para hacer conversiones a octal (base₈) si utilizamos el lado izquierdo</text:p>
      <text:h text:style-name="P74" text:outline-level="1">Anexos</text:h>
      <text:h text:style-name="P79" text:outline-level="2">Tablas de multiplicar base-n</text:h>
      <text:p text:style-name="P45"><text:span text:style-name="T18">Hacer las conversiones entre bases arbitrarias es completamente posible de manera directa, pero con una tabl</text:span>a se hacen <text:span text:style-name="Strong_20_Emphasis">∞</text:span> más simples.</text:p>
      <text:h text:style-name="P82" text:outline-level="3">Tabla de multiplicar en base₃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row table:style-name="TableLine1900435395008">
          <table:table-cell table:style-name="Tabla4.A1" office:value-type="string">
            <text:p text:style-name="P10"><text:span text:style-name="Strong_20_Emphasis">×</text:span></text:p>
          </table:table-cell>
          <table:table-cell table:style-name="Tabla4.A1" office:value-type="string">
            <text:p text:style-name="P10"><text:span text:style-name="Strong_20_Emphasis">0</text:span></text:p>
          </table:table-cell>
          <table:table-cell table:style-name="Tabla4.A1" office:value-type="string">
            <text:p text:style-name="P10"><text:span text:style-name="Strong_20_Emphasis">1</text:span></text:p>
          </table:table-cell>
          <table:table-cell table:style-name="Tabla4.D1" office:value-type="string">
            <text:p text:style-name="P10"><text:span text:style-name="Strong_20_Emphasis">2</text:span></text:p>
          </table:table-cell>
        </table:table-row>
        <table:table-row table:style-name="TableLine1900435402784">
          <table:table-cell table:style-name="Tabla4.A2" office:value-type="string">
            <text:p text:style-name="P10"><text:span text:style-name="Strong_20_Emphasis">0</text:span></text:p>
          </table:table-cell>
          <table:table-cell table:style-name="Tabla4.A2" office:value-type="string">
            <text:p text:style-name="P10">0</text:p>
          </table:table-cell>
          <table:table-cell table:style-name="Tabla4.A2" office:value-type="string">
            <text:p text:style-name="P10">0</text:p>
          </table:table-cell>
          <table:table-cell table:style-name="Tabla4.D2" office:value-type="string">
            <text:p text:style-name="P10">0</text:p>
          </table:table-cell>
        </table:table-row>
        <table:table-row table:style-name="TableLine1900435409984">
          <table:table-cell table:style-name="Tabla4.A2" office:value-type="string">
            <text:p text:style-name="P10"><text:span text:style-name="Strong_20_Emphasis">1</text:span></text:p>
          </table:table-cell>
          <table:table-cell table:style-name="Tabla4.A2" office:value-type="string">
            <text:p text:style-name="P10">0</text:p>
          </table:table-cell>
          <table:table-cell table:style-name="Tabla4.A2" office:value-type="string">
            <text:p text:style-name="P11">1</text:p>
          </table:table-cell>
          <table:table-cell table:style-name="Tabla4.D2" office:value-type="string">
            <text:p text:style-name="P11">2</text:p>
          </table:table-cell>
        </table:table-row>
        <table:table-row table:style-name="TableLine1900435399328">
          <table:table-cell table:style-name="Tabla4.A2" office:value-type="string">
            <text:p text:style-name="P10"><text:span text:style-name="Strong_20_Emphasis">2</text:span></text:p>
          </table:table-cell>
          <table:table-cell table:style-name="Tabla4.A2" office:value-type="string">
            <text:p text:style-name="P10">0</text:p>
          </table:table-cell>
          <table:table-cell table:style-name="Tabla4.A2" office:value-type="string">
            <text:p text:style-name="P11">2</text:p>
          </table:table-cell>
          <table:table-cell table:style-name="Tabla4.D2" office:value-type="string">
            <text:p text:style-name="P14">11</text:p>
          </table:table-cell>
        </table:table-row>
      </table:table>
      <text:h text:style-name="P82" text:outline-level="3">Tabla de multiplicar en base₄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row table:style-name="TableLine1900435403072">
          <table:table-cell table:style-name="Tabla9.A1" office:value-type="string">
            <text:p text:style-name="P41"><text:span text:style-name="Strong_20_Emphasis">×</text:span></text:p>
          </table:table-cell>
          <table:table-cell table:style-name="Tabla9.A1" office:value-type="string">
            <text:p text:style-name="P41"><text:span text:style-name="Strong_20_Emphasis">0</text:span></text:p>
          </table:table-cell>
          <table:table-cell table:style-name="Tabla9.A1" office:value-type="string">
            <text:p text:style-name="P41"><text:span text:style-name="Strong_20_Emphasis">1</text:span></text:p>
          </table:table-cell>
          <table:table-cell table:style-name="Tabla9.A1" office:value-type="string">
            <text:p text:style-name="P41"><text:span text:style-name="Strong_20_Emphasis">2</text:span></text:p>
          </table:table-cell>
          <table:table-cell table:style-name="Tabla9.E1" office:value-type="string">
            <text:p text:style-name="P42"><text:span text:style-name="Strong_20_Emphasis">3</text:span></text:p>
          </table:table-cell>
        </table:table-row>
        <table:table-row table:style-name="TableLine1900435398752">
          <table:table-cell table:style-name="Tabla9.A2" office:value-type="string">
            <text:p text:style-name="P41"><text:span text:style-name="Strong_20_Emphasis">0</text:span></text:p>
          </table:table-cell>
          <table:table-cell table:style-name="Tabla9.A2" office:value-type="string">
            <text:p text:style-name="P41">0</text:p>
          </table:table-cell>
          <table:table-cell table:style-name="Tabla9.A2" office:value-type="string">
            <text:p text:style-name="P41">0</text:p>
          </table:table-cell>
          <table:table-cell table:style-name="Tabla9.A2" office:value-type="string">
            <text:p text:style-name="P41">0</text:p>
          </table:table-cell>
          <table:table-cell table:style-name="Tabla9.E2" office:value-type="string">
            <text:p text:style-name="P42">0</text:p>
          </table:table-cell>
        </table:table-row>
        <table:table-row table:style-name="TableLine1900435400480">
          <table:table-cell table:style-name="Tabla9.A2" office:value-type="string">
            <text:p text:style-name="P41"><text:span text:style-name="Strong_20_Emphasis">1</text:span></text:p>
          </table:table-cell>
          <table:table-cell table:style-name="Tabla9.A2" office:value-type="string">
            <text:p text:style-name="P41">0</text:p>
          </table:table-cell>
          <table:table-cell table:style-name="Tabla9.A2" office:value-type="string">
            <text:p text:style-name="P13">1</text:p>
          </table:table-cell>
          <table:table-cell table:style-name="Tabla9.A2" office:value-type="string">
            <text:p text:style-name="P13">2</text:p>
          </table:table-cell>
          <table:table-cell table:style-name="Tabla9.E2" office:value-type="string">
            <text:p text:style-name="P42">3</text:p>
          </table:table-cell>
        </table:table-row>
        <table:table-row table:style-name="TableLine1900435407968">
          <table:table-cell table:style-name="Tabla9.A2" office:value-type="string">
            <text:p text:style-name="P41"><text:span text:style-name="Strong_20_Emphasis">2</text:span></text:p>
          </table:table-cell>
          <table:table-cell table:style-name="Tabla9.A2" office:value-type="string">
            <text:p text:style-name="P41">0</text:p>
          </table:table-cell>
          <table:table-cell table:style-name="Tabla9.A2" office:value-type="string">
            <text:p text:style-name="P13">2</text:p>
          </table:table-cell>
          <table:table-cell table:style-name="Tabla9.A2" office:value-type="string">
            <text:p text:style-name="P15">1<text:span text:style-name="T48">0</text:span></text:p>
          </table:table-cell>
          <table:table-cell table:style-name="Tabla9.E2" office:value-type="string">
            <text:p text:style-name="P42">12</text:p>
          </table:table-cell>
        </table:table-row>
        <table:table-row table:style-name="TableLine1900435393856">
          <table:table-cell table:style-name="Tabla9.A2" office:value-type="string">
            <text:p text:style-name="P42"><text:span text:style-name="Strong_20_Emphasis"><text:span text:style-name="T47">3</text:span></text:span></text:p>
          </table:table-cell>
          <table:table-cell table:style-name="Tabla9.A2" office:value-type="string">
            <text:p text:style-name="P42">0</text:p>
          </table:table-cell>
          <table:table-cell table:style-name="Tabla9.A2" office:value-type="string">
            <text:p text:style-name="P42">3</text:p>
          </table:table-cell>
          <table:table-cell table:style-name="Tabla9.A2" office:value-type="string">
            <text:p text:style-name="P42">12</text:p>
          </table:table-cell>
          <table:table-cell table:style-name="Tabla9.E2" office:value-type="string">
            <text:p text:style-name="P42">21</text:p>
          </table:table-cell>
        </table:table-row>
      </table:table>
      <text:h text:style-name="P83" text:outline-level="3"><text:soft-page-break/>Tabla de multiplicar en base₇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A"/>
        <table:table-column table:style-name="Tabla3.B"/>
        <table:table-column table:style-name="Tabla3.C"/>
        <table:table-column table:style-name="Tabla3.B"/>
        <table:table-row table:style-name="TableLine1900435408256">
          <table:table-cell table:style-name="Tabla3.A1" office:value-type="string">
            <text:p text:style-name="Bloque_20_Matemático"><text:span text:style-name="Strong_20_Emphasis">×</text:span></text:p>
          </table:table-cell>
          <table:table-cell table:style-name="Tabla3.A1" office:value-type="string">
            <text:p text:style-name="Bloque_20_Matemático"><text:span text:style-name="Strong_20_Emphasis">0</text:span></text:p>
          </table:table-cell>
          <table:table-cell table:style-name="Tabla3.A1" office:value-type="string">
            <text:p text:style-name="Bloque_20_Matemático"><text:span text:style-name="Strong_20_Emphasis">1</text:span></text:p>
          </table:table-cell>
          <table:table-cell table:style-name="Tabla3.A1" office:value-type="string">
            <text:p text:style-name="Bloque_20_Matemático"><text:span text:style-name="Strong_20_Emphasis">2</text:span></text:p>
          </table:table-cell>
          <table:table-cell table:style-name="Tabla3.A1" office:value-type="string">
            <text:p text:style-name="Bloque_20_Matemático"><text:span text:style-name="Strong_20_Emphasis">3</text:span></text:p>
          </table:table-cell>
          <table:table-cell table:style-name="Tabla3.A1" office:value-type="string">
            <text:p text:style-name="Bloque_20_Matemático"><text:span text:style-name="Strong_20_Emphasis">4</text:span></text:p>
          </table:table-cell>
          <table:table-cell table:style-name="Tabla3.A1" office:value-type="string">
            <text:p text:style-name="Bloque_20_Matemático"><text:span text:style-name="Strong_20_Emphasis">5</text:span></text:p>
          </table:table-cell>
          <table:table-cell table:style-name="Tabla3.H1" office:value-type="string">
            <text:p text:style-name="Bloque_20_Matemático"><text:span text:style-name="Strong_20_Emphasis">6</text:span></text:p>
          </table:table-cell>
        </table:table-row>
        <table:table-row table:style-name="TableLine1900435392416">
          <table:table-cell table:style-name="Tabla3.A2" office:value-type="string">
            <text:p text:style-name="Bloque_20_Matemático"><text:span text:style-name="Strong_20_Emphasis">0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Bloque_20_Matemático">0</text:p>
          </table:table-cell>
          <table:table-cell table:style-name="Tabla3.H2" office:value-type="string">
            <text:p text:style-name="Bloque_20_Matemático">0</text:p>
          </table:table-cell>
        </table:table-row>
        <table:table-row table:style-name="TableLine1900435396448">
          <table:table-cell table:style-name="Tabla3.A2" office:value-type="string">
            <text:p text:style-name="Bloque_20_Matemático"><text:span text:style-name="Strong_20_Emphasis">1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1">2</text:p>
          </table:table-cell>
          <table:table-cell table:style-name="Tabla3.A2" office:value-type="string">
            <text:p text:style-name="P11">3</text:p>
          </table:table-cell>
          <table:table-cell table:style-name="Tabla3.A2" office:value-type="string">
            <text:p text:style-name="P11">4</text:p>
          </table:table-cell>
          <table:table-cell table:style-name="Tabla3.A2" office:value-type="string">
            <text:p text:style-name="P11">5</text:p>
          </table:table-cell>
          <table:table-cell table:style-name="Tabla3.H2" office:value-type="string">
            <text:p text:style-name="P11">6</text:p>
          </table:table-cell>
        </table:table-row>
        <table:table-row table:style-name="TableLine1900435397024">
          <table:table-cell table:style-name="Tabla3.A2" office:value-type="string">
            <text:p text:style-name="Bloque_20_Matemático"><text:span text:style-name="Strong_20_Emphasis">2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2</text:p>
          </table:table-cell>
          <table:table-cell table:style-name="Tabla3.A2" office:value-type="string">
            <text:p text:style-name="P11">4</text:p>
          </table:table-cell>
          <table:table-cell table:style-name="Tabla3.A2" office:value-type="string">
            <text:p text:style-name="P11">6</text:p>
          </table:table-cell>
          <table:table-cell table:style-name="Tabla3.A2" office:value-type="string">
            <text:p text:style-name="P11">11</text:p>
          </table:table-cell>
          <table:table-cell table:style-name="Tabla3.A2" office:value-type="string">
            <text:p text:style-name="P11">13</text:p>
          </table:table-cell>
          <table:table-cell table:style-name="Tabla3.H2" office:value-type="string">
            <text:p text:style-name="P11">15</text:p>
          </table:table-cell>
        </table:table-row>
        <table:table-row table:style-name="TableLine1900435400192">
          <table:table-cell table:style-name="Tabla3.A2" office:value-type="string">
            <text:p text:style-name="Bloque_20_Matemático"><text:span text:style-name="Strong_20_Emphasis">3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3</text:p>
          </table:table-cell>
          <table:table-cell table:style-name="Tabla3.A2" office:value-type="string">
            <text:p text:style-name="P11">6</text:p>
          </table:table-cell>
          <table:table-cell table:style-name="Tabla3.A2" office:value-type="string">
            <text:p text:style-name="P11">12</text:p>
          </table:table-cell>
          <table:table-cell table:style-name="Tabla3.A2" office:value-type="string">
            <text:p text:style-name="P11">15</text:p>
          </table:table-cell>
          <table:table-cell table:style-name="Tabla3.A2" office:value-type="string">
            <text:p text:style-name="P11">21</text:p>
          </table:table-cell>
          <table:table-cell table:style-name="Tabla3.H2" office:value-type="string">
            <text:p text:style-name="P11">24</text:p>
          </table:table-cell>
        </table:table-row>
        <table:table-row table:style-name="TableLine1900435424960">
          <table:table-cell table:style-name="Tabla3.A2" office:value-type="string">
            <text:p text:style-name="Bloque_20_Matemático"><text:span text:style-name="Strong_20_Emphasis">4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4</text:p>
          </table:table-cell>
          <table:table-cell table:style-name="Tabla3.A2" office:value-type="string">
            <text:p text:style-name="P11">11</text:p>
          </table:table-cell>
          <table:table-cell table:style-name="Tabla3.A2" office:value-type="string">
            <text:p text:style-name="P11">15</text:p>
          </table:table-cell>
          <table:table-cell table:style-name="Tabla3.A2" office:value-type="string">
            <text:p text:style-name="P11">22</text:p>
          </table:table-cell>
          <table:table-cell table:style-name="Tabla3.A2" office:value-type="string">
            <text:p text:style-name="P11">26</text:p>
          </table:table-cell>
          <table:table-cell table:style-name="Tabla3.H2" office:value-type="string">
            <text:p text:style-name="P11">33</text:p>
          </table:table-cell>
        </table:table-row>
        <table:table-row table:style-name="TableLine1900435423520">
          <table:table-cell table:style-name="Tabla3.A2" office:value-type="string">
            <text:p text:style-name="Bloque_20_Matemático"><text:span text:style-name="Strong_20_Emphasis">5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5</text:p>
          </table:table-cell>
          <table:table-cell table:style-name="Tabla3.A2" office:value-type="string">
            <text:p text:style-name="P11">13</text:p>
          </table:table-cell>
          <table:table-cell table:style-name="Tabla3.A2" office:value-type="string">
            <text:p text:style-name="P11">21</text:p>
          </table:table-cell>
          <table:table-cell table:style-name="Tabla3.A2" office:value-type="string">
            <text:p text:style-name="P11">26</text:p>
          </table:table-cell>
          <table:table-cell table:style-name="Tabla3.A2" office:value-type="string">
            <text:p text:style-name="P11">34</text:p>
          </table:table-cell>
          <table:table-cell table:style-name="Tabla3.H2" office:value-type="string">
            <text:p text:style-name="P11">42</text:p>
          </table:table-cell>
        </table:table-row>
        <table:table-row table:style-name="TableLine1900435423232">
          <table:table-cell table:style-name="Tabla3.A2" office:value-type="string">
            <text:p text:style-name="Bloque_20_Matemático"><text:span text:style-name="Strong_20_Emphasis">6</text:span></text:p>
          </table:table-cell>
          <table:table-cell table:style-name="Tabla3.A2" office:value-type="string">
            <text:p text:style-name="Bloque_20_Matemático">0</text:p>
          </table:table-cell>
          <table:table-cell table:style-name="Tabla3.A2" office:value-type="string">
            <text:p text:style-name="P11">6</text:p>
          </table:table-cell>
          <table:table-cell table:style-name="Tabla3.A2" office:value-type="string">
            <text:p text:style-name="P11">15</text:p>
          </table:table-cell>
          <table:table-cell table:style-name="Tabla3.A2" office:value-type="string">
            <text:p text:style-name="P11">24</text:p>
          </table:table-cell>
          <table:table-cell table:style-name="Tabla3.A2" office:value-type="string">
            <text:p text:style-name="P11">33</text:p>
          </table:table-cell>
          <table:table-cell table:style-name="Tabla3.A2" office:value-type="string">
            <text:p text:style-name="P11">42</text:p>
          </table:table-cell>
          <table:table-cell table:style-name="Tabla3.H2" office:value-type="string">
            <text:p text:style-name="P11">51</text:p>
          </table:table-cell>
        </table:table-row>
      </table:table>
      <text:p text:style-name="Text_20_body"/>
      <text:h text:style-name="P80" text:outline-level="2"><text:span text:style-name="T48">Tabla </text:span><text:span text:style-name="T52">para </text:span>Binario, <text:span text:style-name="T52">h</text:span>exadecimal <text:span text:style-name="T52">y octal</text:span></text:h>
      <text:p text:style-name="P84">En azul, los dígitos para base₄, estos sumados a los en amarillo, arman la tabla para base₈ y la tabla completa, que agrega la parte gris, dan la tabla para base₁₆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column table:style-name="Tabla7.B"/>
        <table:table-row table:style-name="TableLine1900435426976">
          <table:table-cell table:style-name="Tabla7.A1" office:value-type="string">
            <text:p text:style-name="P29">Base₂ </text:p>
          </table:table-cell>
          <table:table-cell table:style-name="Tabla7.A1" office:value-type="string">
            <text:p text:style-name="P51">digito</text:p>
          </table:table-cell>
          <table:table-cell table:style-name="Tabla7.C1" office:value-type="string">
            <text:p text:style-name="P41"/>
          </table:table-cell>
          <table:table-cell table:style-name="Tabla7.A1" office:value-type="string">
            <text:p text:style-name="P29">Base₂ </text:p>
          </table:table-cell>
          <table:table-cell table:style-name="Tabla7.E1" office:value-type="string">
            <text:p text:style-name="P51">digito</text:p>
          </table:table-cell>
        </table:table-row>
        <table:table-row table:style-name="TableLine1900435424384">
          <table:table-cell table:style-name="Tabla7.A8" office:value-type="string">
            <text:p text:style-name="P41">0000</text:p>
          </table:table-cell>
          <table:table-cell table:style-name="Tabla7.B2" office:value-type="float" office:value="0">
            <text:p text:style-name="P41">0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000</text:p>
          </table:table-cell>
          <table:table-cell table:style-name="Tabla7.E2" office:value-type="float" office:value="8">
            <text:p text:style-name="P41">8</text:p>
          </table:table-cell>
        </table:table-row>
        <table:table-row table:style-name="TableLine1900435416608">
          <table:table-cell table:style-name="Tabla7.A8" office:value-type="string">
            <text:p text:style-name="P41">0001</text:p>
          </table:table-cell>
          <table:table-cell table:style-name="Tabla7.B2" office:value-type="float" office:value="1">
            <text:p text:style-name="P41">1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001</text:p>
          </table:table-cell>
          <table:table-cell table:style-name="Tabla7.E2" office:value-type="float" office:value="9">
            <text:p text:style-name="P41">9</text:p>
          </table:table-cell>
        </table:table-row>
        <table:table-row table:style-name="TableLine1900435422656">
          <table:table-cell table:style-name="Tabla7.A8" office:value-type="string">
            <text:p text:style-name="P41">0010</text:p>
          </table:table-cell>
          <table:table-cell table:style-name="Tabla7.B2" office:value-type="float" office:value="2">
            <text:p text:style-name="P41">2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010</text:p>
          </table:table-cell>
          <table:table-cell table:style-name="Tabla7.E8" office:value-type="string">
            <text:p text:style-name="P41">A</text:p>
          </table:table-cell>
        </table:table-row>
        <table:table-row table:style-name="TableLine1900435425536">
          <table:table-cell table:style-name="Tabla7.A8" office:value-type="string">
            <text:p text:style-name="P41">0011</text:p>
          </table:table-cell>
          <table:table-cell table:style-name="Tabla7.B2" office:value-type="float" office:value="3">
            <text:p text:style-name="P41">3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011</text:p>
          </table:table-cell>
          <table:table-cell table:style-name="Tabla7.E8" office:value-type="string">
            <text:p text:style-name="P41">B</text:p>
          </table:table-cell>
        </table:table-row>
        <table:table-row table:style-name="TableLine1900435413440">
          <table:table-cell table:style-name="Tabla7.A8" office:value-type="string">
            <text:p text:style-name="P41">0100</text:p>
          </table:table-cell>
          <table:table-cell table:style-name="Tabla7.B6" office:value-type="float" office:value="4">
            <text:p text:style-name="P41">4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100</text:p>
          </table:table-cell>
          <table:table-cell table:style-name="Tabla7.E8" office:value-type="string">
            <text:p text:style-name="P41">C</text:p>
          </table:table-cell>
        </table:table-row>
        <table:table-row table:style-name="TableLine1900435412000">
          <table:table-cell table:style-name="Tabla7.A8" office:value-type="string">
            <text:p text:style-name="P41">0101</text:p>
          </table:table-cell>
          <table:table-cell table:style-name="Tabla7.B6" office:value-type="float" office:value="5">
            <text:p text:style-name="P41">5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101</text:p>
          </table:table-cell>
          <table:table-cell table:style-name="Tabla7.E8" office:value-type="string">
            <text:p text:style-name="P41">D</text:p>
          </table:table-cell>
        </table:table-row>
        <table:table-row table:style-name="TableLine1900435420064">
          <table:table-cell table:style-name="Tabla7.A8" office:value-type="string">
            <text:p text:style-name="P41">0110</text:p>
          </table:table-cell>
          <table:table-cell table:style-name="Tabla7.B6" office:value-type="float" office:value="6">
            <text:p text:style-name="P41">6</text:p>
          </table:table-cell>
          <table:table-cell table:style-name="Tabla7.C8" office:value-type="string">
            <text:p text:style-name="P41"/>
          </table:table-cell>
          <table:table-cell table:style-name="Tabla7.D8" office:value-type="string">
            <text:p text:style-name="P41">1110</text:p>
          </table:table-cell>
          <table:table-cell table:style-name="Tabla7.E8" office:value-type="string">
            <text:p text:style-name="P41">E</text:p>
          </table:table-cell>
        </table:table-row>
        <table:table-row table:style-name="TableLine1900435424096">
          <table:table-cell table:style-name="Tabla7.A9" office:value-type="string">
            <text:p text:style-name="P41">0111</text:p>
          </table:table-cell>
          <table:table-cell table:style-name="Tabla7.B6" office:value-type="float" office:value="7">
            <text:p text:style-name="P41">7</text:p>
          </table:table-cell>
          <table:table-cell table:style-name="Tabla7.C9" office:value-type="string">
            <text:p text:style-name="P41"/>
          </table:table-cell>
          <table:table-cell table:style-name="Tabla7.D9" office:value-type="string">
            <text:p text:style-name="P41">1111</text:p>
          </table:table-cell>
          <table:table-cell table:style-name="Tabla7.E9" office:value-type="string">
            <text:p text:style-name="P41">F</text:p>
          </table:table-cell>
        </table:table-row>
      </table:table>
      <text:p text:style-name="Amplificada"><text:span text:style-name="T54">#</text:span>Aparte de tenerla escrita aquí, <text:span text:style-name="T54">una tabla de este tipo, </text:span>es fácil de reconstruir. <text:span text:style-name="T54">Para ello necesitan </text:span>una tabla de 16 filas <text:span text:style-name="T54">(</text:span><text:span text:style-name="Matemático"><text:span text:style-name="T54">2⁴</text:span></text:span><text:span text:style-name="T54">)</text:span>, <text:span text:style-name="T54">en donde el primer número que es </text:span><text:span text:style-name="Matemático"><text:span text:style-name="T54">0000</text:span></text:span><text:span text:style-name="T54">, y los dígitos cambian de a cuerdo a las siguientes reglas: El de más a la derecha cambia de a “uno en uno”, el siguiente hacia la izquierda, de dos en dos, el siguiente de cuatro en cuatro y el último de ocho en ocho. Esto no repite combinaciones y las hace en ord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draw:marker draw:name="Arrow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087f3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" fo:font-size="13pt" officeooo:rsid="00176edb" style:font-size-asian="10.5pt"/>
    </style:style>
    <style:style style:name="MT10" style:family="text">
      <style:text-properties style:font-name="Fabrikat" fo:font-size="13pt" officeooo:rsid="000b2ba5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4"><draw:image xlink:href="Pictures/1000000100000500000000C83219F6C7E893AB6A.png" xlink:type="simple" xlink:show="embed" xlink:actuate="onLoad" draw:mime-type="image/png"/></draw:frame><text:tab/><text:tab/><text:span text:style-name="MT1">Introducción a la </text:span></text:p>
        <text:p text:style-name="MP2"><text:span text:style-name="MT2"><text:tab/><text:tab/></text:span><text:span text:style-name="MT3">Ingeniería en Computación</text:span></text:p>
      </style:header>
      <style:footer>
        <text:p text:style-name="MP3"><text:span text:style-name="MT4">r</text:span><text:editing-cycles>40</text:editing-cycles>/<text:span text:style-name="MT5"><text:date style:data-style-name="N10107" text:date-value="2022-04-28T14:06:48.194999978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10</text:page-number></text:span><text:span text:style-name="Fondo_20_Gris"><text:s/>de </text:span><text:span text:style-name="Fondo_20_Gris"><text:expression text:formula="ooow:page" office:value-type="float" office:value="11" style:data-style-name="N0">11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2"><text:tab/><text:tab/></text:span><text:span text:style-name="MT9">Curso de Ingreso </text:span><text:span text:style-name="MT10"><text:date style:data-style-name="N107" text:date-value="2022-04-28T14:06:48.196999691">2022</text:date></text:span></text:p>
      </style:header>
      <style:footer>
        <text:p text:style-name="MP6"><text:span text:style-name="MT4">r</text:span><text:editing-cycles>40</text:editing-cycles>/<text:span text:style-name="MT5"><text:date style:data-style-name="N10107" text:date-value="2022-04-28T14:06:48.204000256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12T12:44:58.454000000</meta:creation-date>
    <dc:date>2022-04-28T14:06:48.060000000</dc:date>
    <dc:creator>Martín René Vilugron</dc:creator>
    <meta:editing-duration>PT7H56M23S</meta:editing-duration>
    <meta:editing-cycles>40</meta:editing-cycles>
    <meta:generator>LibreOffice/7.3.1.3$Windows_X86_64 LibreOffice_project/a69ca51ded25f3eefd52d7bf9a5fad8c90b87951</meta:generator>
    <meta:document-statistic meta:table-count="11" meta:image-count="2" meta:object-count="2" meta:page-count="11" meta:paragraph-count="355" meta:word-count="2349" meta:character-count="11289" meta:non-whitespace-character-count="9454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row>
          <msub>
            <mi>d</mi>
            <mi>n</mi>
          </msub>
          <mo stretchy="false">×</mo>
          <msup>
            <mi>b</mi>
            <mi>n</mi>
          </msup>
        </mrow>
        <mo stretchy="false">+</mo>
        <mrow>
          <msub>
            <mi>d</mi>
            <mrow>
              <mi>n</mi>
              <mo stretchy="false">−</mo>
              <mn>1</mn>
            </mrow>
          </msub>
          <mo stretchy="false">×</mo>
          <msup>
            <mi>b</mi>
            <mrow>
              <mi>n</mi>
              <mo stretchy="false">−</mo>
              <mn>1</mn>
            </mrow>
          </msup>
        </mrow>
        <mo stretchy="false">+</mo>
        <mrow>
          <msub>
            <mi>d</mi>
            <mrow>
              <mi>n</mi>
              <mo stretchy="false">−</mo>
              <mn>2</mn>
            </mrow>
          </msub>
          <mo stretchy="false">×</mo>
          <msup>
            <mi>b</mi>
            <mrow>
              <mi>n</mi>
              <mo stretchy="false">−</mo>
              <mn>2</mn>
            </mrow>
          </msup>
        </mrow>
        <mo stretchy="false">+</mo>
        <mn>...</mn>
        <mo stretchy="false">+</mo>
        <mrow>
          <msub>
            <mi>d</mi>
            <mn>1</mn>
          </msub>
          <mo stretchy="false">×</mo>
          <msup>
            <mi>b</mi>
            <mn>1</mn>
          </msup>
        </mrow>
        <mo stretchy="false">+</mo>
        <mrow>
          <msub>
            <mi>d</mi>
            <mn>0</mn>
          </msub>
          <mo stretchy="false">×</mo>
          <msup>
            <mi>b</mi>
            <mn>0</mn>
          </msup>
        </mrow>
      </mrow>
    </mrow>
    <annotation encoding="StarMath 5.0">D = d_{n} times b^{n} + d_{n-1} times b^{n-1} + d_{n-2} times b^{n-2} + ...+d_1 times b^1 + d_0 times b^0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d</mi>
            <mi>i</mi>
          </msub>
        </mrow>
        <mo stretchy="false">×</mo>
        <msup>
          <mi>b</mi>
          <mi>n</mi>
        </msup>
      </mrow>
    </mrow>
    <annotation encoding="StarMath 5.0">D = sum from{i=0} to {n-1} d_i times b^n</annotation>
  </semantics>
</math>
</file>